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6.911cm"/>
    </style:style>
    <style:style style:name="co4" style:family="table-column">
      <style:table-column-properties fo:break-before="auto" style:column-width="9.19cm"/>
    </style:style>
    <style:style style:name="co5" style:family="table-column">
      <style:table-column-properties fo:break-before="auto" style:column-width="4.884cm"/>
    </style:style>
    <style:style style:name="co6" style:family="table-column">
      <style:table-column-properties fo:break-before="auto" style:column-width="5.542cm"/>
    </style:style>
    <style:style style:name="co7" style:family="table-column">
      <style:table-column-properties fo:break-before="auto" style:column-width="5.754cm"/>
    </style:style>
    <style:style style:name="co8" style:family="table-column">
      <style:table-column-properties fo:break-before="auto" style:column-width="4.332cm"/>
    </style:style>
    <style:style style:name="co9" style:family="table-column">
      <style:table-column-properties fo:break-before="auto" style:column-width="6.518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4.937cm"/>
    </style:style>
    <style:style style:name="co12" style:family="table-column">
      <style:table-column-properties fo:break-before="auto" style:column-width="5.833cm"/>
    </style:style>
    <style:style style:name="co13" style:family="table-column">
      <style:table-column-properties fo:break-before="auto" style:column-width="4.964cm"/>
    </style:style>
    <style:style style:name="co14" style:family="table-column">
      <style:table-column-properties fo:break-before="auto" style:column-width="6.964cm"/>
    </style:style>
    <style:style style:name="co15" style:family="table-column">
      <style:table-column-properties fo:break-before="auto" style:column-width="6.253cm"/>
    </style:style>
    <style:style style:name="co16" style:family="table-column">
      <style:table-column-properties fo:break-before="auto" style:column-width="5.622cm"/>
    </style:style>
    <style:style style:name="co17" style:family="table-column">
      <style:table-column-properties fo:break-before="auto" style:column-width="5.2cm"/>
    </style:style>
    <style:style style:name="co18" style:family="table-column">
      <style:table-column-properties fo:break-before="auto" style:column-width="4.253cm"/>
    </style:style>
    <style:style style:name="co19" style:family="table-column">
      <style:table-column-properties fo:break-before="auto" style:column-width="3.436cm"/>
    </style:style>
    <style:style style:name="co20" style:family="table-column">
      <style:table-column-properties fo:break-before="auto" style:column-width="4.2cm"/>
    </style:style>
    <style:style style:name="co21" style:family="table-column">
      <style:table-column-properties fo:break-before="auto" style:column-width="4.359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4.016cm"/>
    </style:style>
    <style:style style:name="co24" style:family="table-column">
      <style:table-column-properties fo:break-before="auto" style:column-width="4.463cm"/>
    </style:style>
    <style:style style:name="co25" style:family="table-column">
      <style:table-column-properties fo:break-before="auto" style:column-width="4.306cm"/>
    </style:style>
    <style:style style:name="co26" style:family="table-column">
      <style:table-column-properties fo:break-before="auto" style:column-width="4.094cm"/>
    </style:style>
    <style:style style:name="co27" style:family="table-column">
      <style:table-column-properties fo:break-before="auto" style:column-width="5.701cm"/>
    </style:style>
    <style:style style:name="co28" style:family="table-column">
      <style:table-column-properties fo:break-before="auto" style:column-width="5.017cm"/>
    </style:style>
    <style:style style:name="co29" style:family="table-column">
      <style:table-column-properties fo:break-before="auto" style:column-width="5.937cm"/>
    </style:style>
    <style:style style:name="co30" style:family="table-column">
      <style:table-column-properties fo:break-before="auto" style:column-width="6.175cm"/>
    </style:style>
    <style:style style:name="co31" style:family="table-column">
      <style:table-column-properties fo:break-before="auto" style:column-width="6.595cm"/>
    </style:style>
    <style:style style:name="co32" style:family="table-column">
      <style:table-column-properties fo:break-before="auto" style:column-width="5.385cm"/>
    </style:style>
    <style:style style:name="co33" style:family="table-column">
      <style:table-column-properties fo:break-before="auto" style:column-width="5.964cm"/>
    </style:style>
    <style:style style:name="co34" style:family="table-column">
      <style:table-column-properties fo:break-before="auto" style:column-width="5.727cm"/>
    </style:style>
    <style:style style:name="co35" style:family="table-column">
      <style:table-column-properties fo:break-before="auto" style:column-width="6.807cm"/>
    </style:style>
    <style:style style:name="co36" style:family="table-column">
      <style:table-column-properties fo:break-before="auto" style:column-width="6.096cm"/>
    </style:style>
    <style:style style:name="co37" style:family="table-column">
      <style:table-column-properties fo:break-before="auto" style:column-width="6.2cm"/>
    </style:style>
    <style:style style:name="co38" style:family="table-column">
      <style:table-column-properties fo:break-before="auto" style:column-width="7.28cm"/>
    </style:style>
    <style:style style:name="co39" style:family="table-column">
      <style:table-column-properties fo:break-before="auto" style:column-width="4.173cm"/>
    </style:style>
    <style:style style:name="co40" style:family="table-column">
      <style:table-column-properties fo:break-before="auto" style:column-width="3.701cm"/>
    </style:style>
    <style:style style:name="co41" style:family="table-column">
      <style:table-column-properties fo:break-before="auto" style:column-width="5.043cm"/>
    </style:style>
    <style:style style:name="co42" style:family="table-column">
      <style:table-column-properties fo:break-before="auto" style:column-width="4.489cm"/>
    </style:style>
    <style:style style:name="co43" style:family="table-column">
      <style:table-column-properties fo:break-before="auto" style:column-width="4.147cm"/>
    </style:style>
    <style:style style:name="co44" style:family="table-column">
      <style:table-column-properties fo:break-before="auto" style:column-width="5.911cm"/>
    </style:style>
    <style:style style:name="co45" style:family="table-column">
      <style:table-column-properties fo:break-before="auto" style:column-width="5.465cm"/>
    </style:style>
    <style:style style:name="co46" style:family="table-column">
      <style:table-column-properties fo:break-before="auto" style:column-width="3.99cm"/>
    </style:style>
    <style:style style:name="co47" style:family="table-column">
      <style:table-column-properties fo:break-before="auto" style:column-width="6.675cm"/>
    </style:style>
    <style:style style:name="co48" style:family="table-column">
      <style:table-column-properties fo:break-before="auto" style:column-width="3.725cm"/>
    </style:style>
    <style:style style:name="co49" style:family="table-column">
      <style:table-column-properties fo:break-before="auto" style:column-width="4.99cm"/>
    </style:style>
    <style:style style:name="co50" style:family="table-column">
      <style:table-column-properties fo:break-before="auto" style:column-width="3.358cm"/>
    </style:style>
    <style:style style:name="co51" style:family="table-column">
      <style:table-column-properties fo:break-before="auto" style:column-width="4.568cm"/>
    </style:style>
    <style:style style:name="co52" style:family="table-column">
      <style:table-column-properties fo:break-before="auto" style:column-width="7.017cm"/>
    </style:style>
    <style:style style:name="co53" style:family="table-column">
      <style:table-column-properties fo:break-before="auto" style:column-width="5.122cm"/>
    </style:style>
    <style:style style:name="co54" style:family="table-column">
      <style:table-column-properties fo:break-before="auto" style:column-width="4.542cm"/>
    </style:style>
    <style:style style:name="co55" style:family="table-column">
      <style:table-column-properties fo:break-before="auto" style:column-width="7.202cm"/>
    </style:style>
    <style:style style:name="co56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13.178cm"/>
    </style:style>
    <style:style style:name="co58" style:family="table-column">
      <style:table-column-properties fo:break-before="auto" style:column-width="5.41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/>
    </style:style>
  </office:automatic-styles>
  <office:body>
    <office:spreadsheet>
      <table:table table:name="ByTuma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5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2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7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2" table:default-cell-style-name="ce1"/>
        <table:table-column table:style-name="co48" table:default-cell-style-name="ce1"/>
        <table:table-column table:style-name="co24" table:default-cell-style-name="ce1"/>
        <table:table-column table:style-name="co49" table:default-cell-style-name="ce1"/>
        <table:table-column table:style-name="co16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10" table:default-cell-style-name="ce1"/>
        <table:table-column table:style-name="co56" table:number-columns-repeated="957" table:default-cell-style-name="ce1"/>
        <table:table-row table:style-name="ro1">
          <table:table-cell office:value-type="string">
            <text:p>Исходный текст</text:p>
          </table:table-cell>
          <table:table-cell office:value-type="string">
            <text:p>Адрес</text:p>
          </table:table-cell>
          <table:table-cell/>
          <table:table-cell office:value-type="string">
            <text:p>Функция</text:p>
          </table:table-cell>
          <table:table-cell office:value-type="string">
            <text:p>Формат для ресмана</text:p>
          </table:table-cell>
          <table:table-cell table:number-columns-repeated="1019"/>
        </table:table-row>
        <table:table-row table:style-name="ro1">
          <table:table-cell office:value-type="string">
            <text:p>2:9-(оставить быстрый набор)=0xFFFFFFFF</text:p>
          </table:table-cell>
          <table:table-cell table:formula="of:=RIGHT([.A2];10)" office:value-type="string" office:string-value="0xFFFFFFFF">
            <text:p>0xFFFFFFFF</text:p>
          </table:table-cell>
          <table:table-cell table:formula="of:=RIGHT([.B2];8)" office:value-type="string" office:string-value="FFFFFFFF">
            <text:p>FFFFFFFF</text:p>
          </table:table-cell>
          <table:table-cell table:formula="of:=LEFT([.A2];SEARCH(&quot;=&quot;;[.A2];1)-1)" office:value-type="string" office:string-value="2:9-(оставить быстрый набор)">
            <text:p>2:9-(оставить быстрый набор)</text:p>
          </table:table-cell>
          <table:table-cell table:formula="of:=[.D2] &amp; &quot;=&quot; &amp; [.B2]" office:value-type="string" office:string-value="2:9-(оставить быстрый набор)=0xFFFFFFFF">
            <text:p>2:9-(оставить быстрый набор)=0xFFFFFFFF</text:p>
          </table:table-cell>
          <table:table-cell table:formula="of:=[.B2]&amp;&quot;  &quot;&amp;[.D2]" office:value-type="string" office:string-value="0xFFFFFFFF  2:9-(оставить быстрый набор)">
            <text:p>0xFFFFFFFF <text:s/>2:9-(оставить быстрый набор)</text:p>
          </table:table-cell>
          <table:table-cell table:number-columns-repeated="1018"/>
        </table:table-row>
        <table:table-row table:style-name="ro1">
          <table:table-cell office:value-type="string">
            <text:p>Bluetooth (мои устройства)=0x20742E5C</text:p>
          </table:table-cell>
          <table:table-cell table:formula="of:=RIGHT([.A3];10)" office:value-type="string" office:string-value="0x20742E5C">
            <text:p>0x20742E5C</text:p>
          </table:table-cell>
          <table:table-cell table:formula="of:=RIGHT([.B3];8)" office:value-type="string" office:string-value="20742E5C">
            <text:p>20742E5C</text:p>
          </table:table-cell>
          <table:table-cell table:formula="of:=LEFT([.A3];SEARCH(&quot;=&quot;;[.A3];1)-1)" office:value-type="string" office:string-value="Bluetooth (мои устройства)">
            <text:p>Bluetooth (мои устройства)</text:p>
          </table:table-cell>
          <table:table-cell table:formula="of:=[.D3] &amp; &quot;=&quot; &amp; [.B3]" office:value-type="string" office:string-value="Bluetooth (мои устройства)=0x20742E5C">
            <text:p>Bluetooth (мои устройства)=0x20742E5C</text:p>
          </table:table-cell>
          <table:table-cell table:formula="of:=[.B3]&amp;&quot;  &quot;&amp;[.D3]" office:value-type="string" office:string-value="0x20742E5C  Bluetooth (мои устройства)">
            <text:p>0x20742E5C <text:s/>Bluetooth (мои устройства)</text:p>
          </table:table-cell>
          <table:table-cell table:number-columns-repeated="1018"/>
        </table:table-row>
        <table:table-row table:style-name="ro1">
          <table:table-cell office:value-type="string">
            <text:p>Bluetooth (настройки)=0x20BFD680</text:p>
          </table:table-cell>
          <table:table-cell table:formula="of:=RIGHT([.A4];10)" office:value-type="string" office:string-value="0x20BFD680">
            <text:p>0x20BFD680</text:p>
          </table:table-cell>
          <table:table-cell table:formula="of:=RIGHT([.B4];8)" office:value-type="string" office:string-value="20BFD680">
            <text:p>20BFD680</text:p>
          </table:table-cell>
          <table:table-cell table:formula="of:=LEFT([.A4];SEARCH(&quot;=&quot;;[.A4];1)-1)" office:value-type="string" office:string-value="Bluetooth (настройки)">
            <text:p>Bluetooth (настройки)</text:p>
          </table:table-cell>
          <table:table-cell table:formula="of:=[.D4] &amp; &quot;=&quot; &amp; [.B4]" office:value-type="string" office:string-value="Bluetooth (настройки)=0x20BFD680">
            <text:p>Bluetooth (настройки)=0x20BFD680</text:p>
          </table:table-cell>
          <table:table-cell table:formula="of:=[.B4]&amp;&quot;  &quot;&amp;[.D4]" office:value-type="string" office:string-value="0x20BFD680  Bluetooth (настройки)">
            <text:p>0x20BFD680 <text:s/>Bluetooth (настройки)</text:p>
          </table:table-cell>
          <table:table-cell table:number-columns-repeated="1018"/>
        </table:table-row>
        <table:table-row table:style-name="ro1">
          <table:table-cell office:value-type="string">
            <text:p>E-mail сообщения=0x202BE87C</text:p>
          </table:table-cell>
          <table:table-cell table:formula="of:=RIGHT([.A5];10)" office:value-type="string" office:string-value="0x202BE87C">
            <text:p>0x202BE87C</text:p>
          </table:table-cell>
          <table:table-cell table:formula="of:=RIGHT([.B5];8)" office:value-type="string" office:string-value="202BE87C">
            <text:p>202BE87C</text:p>
          </table:table-cell>
          <table:table-cell table:formula="of:=LEFT([.A5];SEARCH(&quot;=&quot;;[.A5];1)-1)" office:value-type="string" office:string-value="E-mail сообщения">
            <text:p>E-mail сообщения</text:p>
          </table:table-cell>
          <table:table-cell table:formula="of:=[.D5] &amp; &quot;=&quot; &amp; [.B5]" office:value-type="string" office:string-value="E-mail сообщения=0x202BE87C">
            <text:p>E-mail сообщения=0x202BE87C</text:p>
          </table:table-cell>
          <table:table-cell table:formula="of:=[.B5]&amp;&quot;  &quot;&amp;[.D5]" office:value-type="string" office:string-value="0x202BE87C  E-mail сообщения">
            <text:p>0x202BE87C <text:s/>E-mail сообщения</text:p>
          </table:table-cell>
          <table:table-cell table:number-columns-repeated="1018"/>
        </table:table-row>
        <table:table-row table:style-name="ro1">
          <table:table-cell office:value-type="string">
            <text:p>FM-радио=0x20C343C4</text:p>
          </table:table-cell>
          <table:table-cell table:formula="of:=RIGHT([.A6];10)" office:value-type="string" office:string-value="0x20C343C4">
            <text:p>0x20C343C4</text:p>
          </table:table-cell>
          <table:table-cell table:formula="of:=RIGHT([.B6];8)" office:value-type="string" office:string-value="20C343C4">
            <text:p>20C343C4</text:p>
          </table:table-cell>
          <table:table-cell table:formula="of:=LEFT([.A6];SEARCH(&quot;=&quot;;[.A6];1)-1)" office:value-type="string" office:string-value="FM-радио">
            <text:p>FM-радио</text:p>
          </table:table-cell>
          <table:table-cell table:formula="of:=[.D6] &amp; &quot;=&quot; &amp; [.B6]" office:value-type="string" office:string-value="FM-радио=0x20C343C4">
            <text:p>FM-радио=0x20C343C4</text:p>
          </table:table-cell>
          <table:table-cell table:formula="of:=[.B6]&amp;&quot;  &quot;&amp;[.D6]" office:value-type="string" office:string-value="0x20C343C4  FM-радио">
            <text:p>0x20C343C4 <text:s/>FM-радио</text:p>
          </table:table-cell>
          <table:table-cell table:number-columns-repeated="1018"/>
        </table:table-row>
        <table:table-row table:style-name="ro1">
          <table:table-cell office:value-type="string">
            <text:p>MP3-плеер=0x20BD109C</text:p>
          </table:table-cell>
          <table:table-cell table:formula="of:=RIGHT([.A7];10)" office:value-type="string" office:string-value="0x20BD109C">
            <text:p>0x20BD109C</text:p>
          </table:table-cell>
          <table:table-cell table:formula="of:=RIGHT([.B7];8)" office:value-type="string" office:string-value="20BD109C">
            <text:p>20BD109C</text:p>
          </table:table-cell>
          <table:table-cell table:formula="of:=LEFT([.A7];SEARCH(&quot;=&quot;;[.A7];1)-1)" office:value-type="string" office:string-value="MP3-плеер">
            <text:p>MP3-плеер</text:p>
          </table:table-cell>
          <table:table-cell table:formula="of:=[.D7] &amp; &quot;=&quot; &amp; [.B7]" office:value-type="string" office:string-value="MP3-плеер=0x20BD109C">
            <text:p>MP3-плеер=0x20BD109C</text:p>
          </table:table-cell>
          <table:table-cell table:formula="of:=[.B7]&amp;&quot;  &quot;&amp;[.D7]" office:value-type="string" office:string-value="0x20BD109C  MP3-плеер">
            <text:p>0x20BD109C <text:s/>MP3-плеер</text:p>
          </table:table-cell>
          <table:table-cell table:number-columns-repeated="1018"/>
        </table:table-row>
        <table:table-row table:style-name="ro1">
          <table:table-cell office:value-type="string">
            <text:p>Talker=0x207F6B70</text:p>
          </table:table-cell>
          <table:table-cell table:formula="of:=RIGHT([.A8];10)" office:value-type="string" office:string-value="0x207F6B70">
            <text:p>0x207F6B70</text:p>
          </table:table-cell>
          <table:table-cell table:formula="of:=RIGHT([.B8];8)" office:value-type="string" office:string-value="207F6B70">
            <text:p>207F6B70</text:p>
          </table:table-cell>
          <table:table-cell table:formula="of:=LEFT([.A8];SEARCH(&quot;=&quot;;[.A8];1)-1)" office:value-type="string" office:string-value="Talker">
            <text:p>Talker</text:p>
          </table:table-cell>
          <table:table-cell table:formula="of:=[.D8] &amp; &quot;=&quot; &amp; [.B8]" office:value-type="string" office:string-value="Talker=0x207F6B70">
            <text:p>Talker=0x207F6B70</text:p>
          </table:table-cell>
          <table:table-cell table:formula="of:=[.B8]&amp;&quot;  &quot;&amp;[.D8]" office:value-type="string" office:string-value="0x207F6B70  Talker">
            <text:p>0x207F6B70 <text:s/>Talker</text:p>
          </table:table-cell>
          <table:table-cell table:number-columns-repeated="1018"/>
        </table:table-row>
        <table:table-row table:style-name="ro1">
          <table:table-cell office:value-type="string">
            <text:p>Бесшумный режим вкл/выкл=0x211B647C</text:p>
          </table:table-cell>
          <table:table-cell table:formula="of:=RIGHT([.A9];10)" office:value-type="string" office:string-value="0x211B647C">
            <text:p>0x211B647C</text:p>
          </table:table-cell>
          <table:table-cell table:formula="of:=RIGHT([.B9];8)" office:value-type="string" office:string-value="211B647C">
            <text:p>211B647C</text:p>
          </table:table-cell>
          <table:table-cell table:formula="of:=LEFT([.A9];SEARCH(&quot;=&quot;;[.A9];1)-1)" office:value-type="string" office:string-value="Бесшумный режим вкл/выкл">
            <text:p>Бесшумный режим вкл/выкл</text:p>
          </table:table-cell>
          <table:table-cell table:formula="of:=[.D9] &amp; &quot;=&quot; &amp; [.B9]" office:value-type="string" office:string-value="Бесшумный режим вкл/выкл=0x211B647C">
            <text:p>Бесшумный режим вкл/выкл=0x211B647C</text:p>
          </table:table-cell>
          <table:table-cell table:formula="of:=[.B9]&amp;&quot;  &quot;&amp;[.D9]" office:value-type="string" office:string-value="0x211B647C  Бесшумный режим вкл/выкл">
            <text:p>0x211B647C <text:s/>Бесшумный режим вкл/выкл</text:p>
          </table:table-cell>
          <table:table-cell table:number-columns-repeated="1018"/>
        </table:table-row>
        <table:table-row table:style-name="ro1">
          <table:table-cell office:value-type="string">
            <text:p>Блок.клавиатуры=0x2079A3F0</text:p>
          </table:table-cell>
          <table:table-cell table:formula="of:=RIGHT([.A10];10)" office:value-type="string" office:string-value="0x2079A3F0">
            <text:p>0x2079A3F0</text:p>
          </table:table-cell>
          <table:table-cell table:formula="of:=RIGHT([.B10];8)" office:value-type="string" office:string-value="2079A3F0">
            <text:p>2079A3F0</text:p>
          </table:table-cell>
          <table:table-cell table:formula="of:=LEFT([.A10];SEARCH(&quot;=&quot;;[.A10];1)-1)" office:value-type="string" office:string-value="Блок.клавиатуры">
            <text:p>Блок.клавиатуры</text:p>
          </table:table-cell>
          <table:table-cell table:formula="of:=[.D10] &amp; &quot;=&quot; &amp; [.B10]" office:value-type="string" office:string-value="Блок.клавиатуры=0x2079A3F0">
            <text:p>Блок.клавиатуры=0x2079A3F0</text:p>
          </table:table-cell>
          <table:table-cell table:formula="of:=[.B10]&amp;&quot;  &quot;&amp;[.D10]" office:value-type="string" office:string-value="0x2079A3F0  Блок.клавиатуры">
            <text:p>0x2079A3F0 <text:s/>Блок.клавиатуры</text:p>
          </table:table-cell>
          <table:table-cell table:number-columns-repeated="1018"/>
        </table:table-row>
        <table:table-row table:style-name="ro1">
          <table:table-cell office:value-type="string">
            <text:p>Будильник=0x20D3BCFC</text:p>
          </table:table-cell>
          <table:table-cell table:formula="of:=RIGHT([.A11];10)" office:value-type="string" office:string-value="0x20D3BCFC">
            <text:p>0x20D3BCFC</text:p>
          </table:table-cell>
          <table:table-cell table:formula="of:=RIGHT([.B11];8)" office:value-type="string" office:string-value="20D3BCFC">
            <text:p>20D3BCFC</text:p>
          </table:table-cell>
          <table:table-cell table:formula="of:=LEFT([.A11];SEARCH(&quot;=&quot;;[.A11];1)-1)" office:value-type="string" office:string-value="Будильник">
            <text:p>Будильник</text:p>
          </table:table-cell>
          <table:table-cell table:formula="of:=[.D11] &amp; &quot;=&quot; &amp; [.B11]" office:value-type="string" office:string-value="Будильник=0x20D3BCFC">
            <text:p>Будильник=0x20D3BCFC</text:p>
          </table:table-cell>
          <table:table-cell table:formula="of:=[.B11]&amp;&quot;  &quot;&amp;[.D11]" office:value-type="string" office:string-value="0x20D3BCFC  Будильник">
            <text:p>0x20D3BCFC <text:s/>Будильник</text:p>
          </table:table-cell>
          <table:table-cell table:number-columns-repeated="1018"/>
        </table:table-row>
        <table:table-row table:style-name="ro1">
          <table:table-cell office:value-type="string">
            <text:p>Входящие сообщения=0x21657868</text:p>
          </table:table-cell>
          <table:table-cell table:formula="of:=RIGHT([.A12];10)" office:value-type="string" office:string-value="0x21657868">
            <text:p>0x21657868</text:p>
          </table:table-cell>
          <table:table-cell table:formula="of:=RIGHT([.B12];8)" office:value-type="string" office:string-value="21657868">
            <text:p>21657868</text:p>
          </table:table-cell>
          <table:table-cell table:formula="of:=LEFT([.A12];SEARCH(&quot;=&quot;;[.A12];1)-1)" office:value-type="string" office:string-value="Входящие сообщения">
            <text:p>Входящие сообщения</text:p>
          </table:table-cell>
          <table:table-cell table:formula="of:=[.D12] &amp; &quot;=&quot; &amp; [.B12]" office:value-type="string" office:string-value="Входящие сообщения=0x21657868">
            <text:p>Входящие сообщения=0x21657868</text:p>
          </table:table-cell>
          <table:table-cell table:formula="of:=[.B12]&amp;&quot;  &quot;&amp;[.D12]" office:value-type="string" office:string-value="0x21657868  Входящие сообщения">
            <text:p>0x21657868 <text:s/>Входящие сообщения</text:p>
          </table:table-cell>
          <table:table-cell table:number-columns-repeated="1018"/>
        </table:table-row>
        <table:table-row table:style-name="ro1">
          <table:table-cell office:value-type="string">
            <text:p>Голосовая почта=0x20295034</text:p>
          </table:table-cell>
          <table:table-cell table:formula="of:=RIGHT([.A13];10)" office:value-type="string" office:string-value="0x20295034">
            <text:p>0x20295034</text:p>
          </table:table-cell>
          <table:table-cell table:formula="of:=RIGHT([.B13];8)" office:value-type="string" office:string-value="20295034">
            <text:p>20295034</text:p>
          </table:table-cell>
          <table:table-cell table:formula="of:=LEFT([.A13];SEARCH(&quot;=&quot;;[.A13];1)-1)" office:value-type="string" office:string-value="Голосовая почта">
            <text:p>Голосовая почта</text:p>
          </table:table-cell>
          <table:table-cell table:formula="of:=[.D13] &amp; &quot;=&quot; &amp; [.B13]" office:value-type="string" office:string-value="Голосовая почта=0x20295034">
            <text:p>Голосовая почта=0x20295034</text:p>
          </table:table-cell>
          <table:table-cell table:formula="of:=[.B13]&amp;&quot;  &quot;&amp;[.D13]" office:value-type="string" office:string-value="0x20295034  Голосовая почта">
            <text:p>0x20295034 <text:s/>Голосовая почта</text:p>
          </table:table-cell>
          <table:table-cell table:number-columns-repeated="1018"/>
        </table:table-row>
        <table:table-row table:style-name="ro1">
          <table:table-cell office:value-type="string">
            <text:p>Диктофон=0x207E7F6C</text:p>
          </table:table-cell>
          <table:table-cell table:formula="of:=RIGHT([.A14];10)" office:value-type="string" office:string-value="0x207E7F6C">
            <text:p>0x207E7F6C</text:p>
          </table:table-cell>
          <table:table-cell table:formula="of:=RIGHT([.B14];8)" office:value-type="string" office:string-value="207E7F6C">
            <text:p>207E7F6C</text:p>
          </table:table-cell>
          <table:table-cell table:formula="of:=LEFT([.A14];SEARCH(&quot;=&quot;;[.A14];1)-1)" office:value-type="string" office:string-value="Диктофон">
            <text:p>Диктофон</text:p>
          </table:table-cell>
          <table:table-cell table:formula="of:=[.D14] &amp; &quot;=&quot; &amp; [.B14]" office:value-type="string" office:string-value="Диктофон=0x207E7F6C">
            <text:p>Диктофон=0x207E7F6C</text:p>
          </table:table-cell>
          <table:table-cell table:formula="of:=[.B14]&amp;&quot;  &quot;&amp;[.D14]" office:value-type="string" office:string-value="0x207E7F6C  Диктофон">
            <text:p>0x207E7F6C <text:s/>Диктофон</text:p>
          </table:table-cell>
          <table:table-cell table:number-columns-repeated="1018"/>
        </table:table-row>
        <table:table-row table:style-name="ro1">
          <table:table-cell office:value-type="string">
            <text:p>Диспетчер вызовов=0x202FAB5C</text:p>
          </table:table-cell>
          <table:table-cell table:formula="of:=RIGHT([.A15];10)" office:value-type="string" office:string-value="0x202FAB5C">
            <text:p>0x202FAB5C</text:p>
          </table:table-cell>
          <table:table-cell table:formula="of:=RIGHT([.B15];8)" office:value-type="string" office:string-value="202FAB5C">
            <text:p>202FAB5C</text:p>
          </table:table-cell>
          <table:table-cell table:formula="of:=LEFT([.A15];SEARCH(&quot;=&quot;;[.A15];1)-1)" office:value-type="string" office:string-value="Диспетчер вызовов">
            <text:p>Диспетчер вызовов</text:p>
          </table:table-cell>
          <table:table-cell table:formula="of:=[.D15] &amp; &quot;=&quot; &amp; [.B15]" office:value-type="string" office:string-value="Диспетчер вызовов=0x202FAB5C">
            <text:p>Диспетчер вызовов=0x202FAB5C</text:p>
          </table:table-cell>
          <table:table-cell table:formula="of:=[.B15]&amp;&quot;  &quot;&amp;[.D15]" office:value-type="string" office:string-value="0x202FAB5C  Диспетчер вызовов">
            <text:p>0x202FAB5C <text:s/>Диспетчер вызовов</text:p>
          </table:table-cell>
          <table:table-cell table:number-columns-repeated="1018"/>
        </table:table-row>
        <table:table-row table:style-name="ro1">
          <table:table-cell office:value-type="string">
            <text:p>Журнал звонков - последние=0x2071751C</text:p>
          </table:table-cell>
          <table:table-cell table:formula="of:=RIGHT([.A16];10)" office:value-type="string" office:string-value="0x2071751C">
            <text:p>0x2071751C</text:p>
          </table:table-cell>
          <table:table-cell table:formula="of:=RIGHT([.B16];8)" office:value-type="string" office:string-value="2071751C">
            <text:p>2071751C</text:p>
          </table:table-cell>
          <table:table-cell table:formula="of:=LEFT([.A16];SEARCH(&quot;=&quot;;[.A16];1)-1)" office:value-type="string" office:string-value="Журнал звонков - последние">
            <text:p>Журнал звонков - последние</text:p>
          </table:table-cell>
          <table:table-cell table:formula="of:=[.D16] &amp; &quot;=&quot; &amp; [.B16]" office:value-type="string" office:string-value="Журнал звонков - последние=0x2071751C">
            <text:p>Журнал звонков - последние=0x2071751C</text:p>
          </table:table-cell>
          <table:table-cell table:formula="of:=[.B16]&amp;&quot;  &quot;&amp;[.D16]" office:value-type="string" office:string-value="0x2071751C  Журнал звонков - последние">
            <text:p>0x2071751C <text:s/>Журнал звонков - последние</text:p>
          </table:table-cell>
          <table:table-cell table:number-columns-repeated="1018"/>
        </table:table-row>
        <table:table-row table:style-name="ro1">
          <table:table-cell office:value-type="string">
            <text:p>Журнал звонков=0x20C83154</text:p>
          </table:table-cell>
          <table:table-cell table:formula="of:=RIGHT([.A17];10)" office:value-type="string" office:string-value="0x20C83154">
            <text:p>0x20C83154</text:p>
          </table:table-cell>
          <table:table-cell table:formula="of:=RIGHT([.B17];8)" office:value-type="string" office:string-value="20C83154">
            <text:p>20C83154</text:p>
          </table:table-cell>
          <table:table-cell table:formula="of:=LEFT([.A17];SEARCH(&quot;=&quot;;[.A17];1)-1)" office:value-type="string" office:string-value="Журнал звонков">
            <text:p>Журнал звонков</text:p>
          </table:table-cell>
          <table:table-cell table:formula="of:=[.D17] &amp; &quot;=&quot; &amp; [.B17]" office:value-type="string" office:string-value="Журнал звонков=0x20C83154">
            <text:p>Журнал звонков=0x20C83154</text:p>
          </table:table-cell>
          <table:table-cell table:formula="of:=[.B17]&amp;&quot;  &quot;&amp;[.D17]" office:value-type="string" office:string-value="0x20C83154  Журнал звонков">
            <text:p>0x20C83154 <text:s/>Журнал звонков</text:p>
          </table:table-cell>
          <table:table-cell table:number-columns-repeated="1018"/>
        </table:table-row>
        <table:table-row table:style-name="ro1">
          <table:table-cell office:value-type="string">
            <text:p>Задача=0x20BB49F4</text:p>
          </table:table-cell>
          <table:table-cell table:formula="of:=RIGHT([.A18];10)" office:value-type="string" office:string-value="0x20BB49F4">
            <text:p>0x20BB49F4</text:p>
          </table:table-cell>
          <table:table-cell table:formula="of:=RIGHT([.B18];8)" office:value-type="string" office:string-value="20BB49F4">
            <text:p>20BB49F4</text:p>
          </table:table-cell>
          <table:table-cell table:formula="of:=LEFT([.A18];SEARCH(&quot;=&quot;;[.A18];1)-1)" office:value-type="string" office:string-value="Задача">
            <text:p>Задача</text:p>
          </table:table-cell>
          <table:table-cell table:formula="of:=[.D18] &amp; &quot;=&quot; &amp; [.B18]" office:value-type="string" office:string-value="Задача=0x20BB49F4">
            <text:p>Задача=0x20BB49F4</text:p>
          </table:table-cell>
          <table:table-cell table:formula="of:=[.B18]&amp;&quot;  &quot;&amp;[.D18]" office:value-type="string" office:string-value="0x20BB49F4  Задача">
            <text:p>0x20BB49F4 <text:s/>Задача</text:p>
          </table:table-cell>
          <table:table-cell table:number-columns-repeated="1018"/>
        </table:table-row>
        <table:table-row table:style-name="ro1">
          <table:table-cell office:value-type="string">
            <text:p>Заметки=0x20D69864</text:p>
          </table:table-cell>
          <table:table-cell table:formula="of:=RIGHT([.A19];10)" office:value-type="string" office:string-value="0x20D69864">
            <text:p>0x20D69864</text:p>
          </table:table-cell>
          <table:table-cell table:formula="of:=RIGHT([.B19];8)" office:value-type="string" office:string-value="20D69864">
            <text:p>20D69864</text:p>
          </table:table-cell>
          <table:table-cell table:formula="of:=LEFT([.A19];SEARCH(&quot;=&quot;;[.A19];1)-1)" office:value-type="string" office:string-value="Заметки">
            <text:p>Заметки</text:p>
          </table:table-cell>
          <table:table-cell table:formula="of:=[.D19] &amp; &quot;=&quot; &amp; [.B19]" office:value-type="string" office:string-value="Заметки=0x20D69864">
            <text:p>Заметки=0x20D69864</text:p>
          </table:table-cell>
          <table:table-cell table:formula="of:=[.B19]&amp;&quot;  &quot;&amp;[.D19]" office:value-type="string" office:string-value="0x20D69864  Заметки">
            <text:p>0x20D69864 <text:s/>Заметки</text:p>
          </table:table-cell>
          <table:table-cell table:number-columns-repeated="1018"/>
        </table:table-row>
        <table:table-row table:style-name="ro1">
          <table:table-cell office:value-type="string">
            <text:p>Игры и приложения=0x207F7410</text:p>
          </table:table-cell>
          <table:table-cell table:formula="of:=RIGHT([.A20];10)" office:value-type="string" office:string-value="0x207F7410">
            <text:p>0x207F7410</text:p>
          </table:table-cell>
          <table:table-cell table:formula="of:=RIGHT([.B20];8)" office:value-type="string" office:string-value="207F7410">
            <text:p>207F7410</text:p>
          </table:table-cell>
          <table:table-cell table:formula="of:=LEFT([.A20];SEARCH(&quot;=&quot;;[.A20];1)-1)" office:value-type="string" office:string-value="Игры и приложения">
            <text:p>Игры и приложения</text:p>
          </table:table-cell>
          <table:table-cell table:formula="of:=[.D20] &amp; &quot;=&quot; &amp; [.B20]" office:value-type="string" office:string-value="Игры и приложения=0x207F7410">
            <text:p>Игры и приложения=0x207F7410</text:p>
          </table:table-cell>
          <table:table-cell table:formula="of:=[.B20]&amp;&quot;  &quot;&amp;[.D20]" office:value-type="string" office:string-value="0x207F7410  Игры и приложения">
            <text:p>0x207F7410 <text:s/>Игры и приложения</text:p>
          </table:table-cell>
          <table:table-cell table:number-columns-repeated="1018"/>
        </table:table-row>
        <table:table-row table:style-name="ro1">
          <table:table-cell office:value-type="string">
            <text:p>Интернет=0x203278F8</text:p>
          </table:table-cell>
          <table:table-cell table:formula="of:=RIGHT([.A21];10)" office:value-type="string" office:string-value="0x203278F8">
            <text:p>0x203278F8</text:p>
          </table:table-cell>
          <table:table-cell table:formula="of:=RIGHT([.B21];8)" office:value-type="string" office:string-value="203278F8">
            <text:p>203278F8</text:p>
          </table:table-cell>
          <table:table-cell table:formula="of:=LEFT([.A21];SEARCH(&quot;=&quot;;[.A21];1)-1)" office:value-type="string" office:string-value="Интернет">
            <text:p>Интернет</text:p>
          </table:table-cell>
          <table:table-cell table:formula="of:=[.D21] &amp; &quot;=&quot; &amp; [.B21]" office:value-type="string" office:string-value="Интернет=0x203278F8">
            <text:p>Интернет=0x203278F8</text:p>
          </table:table-cell>
          <table:table-cell table:formula="of:=[.B21]&amp;&quot;  &quot;&amp;[.D21]" office:value-type="string" office:string-value="0x203278F8  Интернет">
            <text:p>0x203278F8 <text:s/>Интернет</text:p>
          </table:table-cell>
          <table:table-cell table:number-columns-repeated="1018"/>
        </table:table-row>
        <table:table-row table:style-name="ro1">
          <table:table-cell office:value-type="string">
            <text:p>Календарь=0x20282D1C</text:p>
          </table:table-cell>
          <table:table-cell table:formula="of:=RIGHT([.A22];10)" office:value-type="string" office:string-value="0x20282D1C">
            <text:p>0x20282D1C</text:p>
          </table:table-cell>
          <table:table-cell table:formula="of:=RIGHT([.B22];8)" office:value-type="string" office:string-value="20282D1C">
            <text:p>20282D1C</text:p>
          </table:table-cell>
          <table:table-cell table:formula="of:=LEFT([.A22];SEARCH(&quot;=&quot;;[.A22];1)-1)" office:value-type="string" office:string-value="Календарь">
            <text:p>Календарь</text:p>
          </table:table-cell>
          <table:table-cell table:formula="of:=[.D22] &amp; &quot;=&quot; &amp; [.B22]" office:value-type="string" office:string-value="Календарь=0x20282D1C">
            <text:p>Календарь=0x20282D1C</text:p>
          </table:table-cell>
          <table:table-cell table:formula="of:=[.B22]&amp;&quot;  &quot;&amp;[.D22]" office:value-type="string" office:string-value="0x20282D1C  Календарь">
            <text:p>0x20282D1C <text:s/>Календарь</text:p>
          </table:table-cell>
          <table:table-cell table:number-columns-repeated="1018"/>
        </table:table-row>
        <table:table-row table:style-name="ro1">
          <table:table-cell office:value-type="string">
            <text:p>Калькулятор=0x21A5BB84</text:p>
          </table:table-cell>
          <table:table-cell table:formula="of:=RIGHT([.A23];10)" office:value-type="string" office:string-value="0x21A5BB84">
            <text:p>0x21A5BB84</text:p>
          </table:table-cell>
          <table:table-cell table:formula="of:=RIGHT([.B23];8)" office:value-type="string" office:string-value="21A5BB84">
            <text:p>21A5BB84</text:p>
          </table:table-cell>
          <table:table-cell table:formula="of:=LEFT([.A23];SEARCH(&quot;=&quot;;[.A23];1)-1)" office:value-type="string" office:string-value="Калькулятор">
            <text:p>Калькулятор</text:p>
          </table:table-cell>
          <table:table-cell table:formula="of:=[.D23] &amp; &quot;=&quot; &amp; [.B23]" office:value-type="string" office:string-value="Калькулятор=0x21A5BB84">
            <text:p>Калькулятор=0x21A5BB84</text:p>
          </table:table-cell>
          <table:table-cell table:formula="of:=[.B23]&amp;&quot;  &quot;&amp;[.D23]" office:value-type="string" office:string-value="0x21A5BB84  Калькулятор">
            <text:p>0x21A5BB84 <text:s/>Калькулятор</text:p>
          </table:table-cell>
          <table:table-cell table:number-columns-repeated="1018"/>
        </table:table-row>
        <table:table-row table:style-name="ro1">
          <table:table-cell office:value-type="string">
            <text:p>Камера=0x20299AB8</text:p>
          </table:table-cell>
          <table:table-cell table:formula="of:=RIGHT([.A24];10)" office:value-type="string" office:string-value="0x20299AB8">
            <text:p>0x20299AB8</text:p>
          </table:table-cell>
          <table:table-cell table:formula="of:=RIGHT([.B24];8)" office:value-type="string" office:string-value="20299AB8">
            <text:p>20299AB8</text:p>
          </table:table-cell>
          <table:table-cell table:formula="of:=LEFT([.A24];SEARCH(&quot;=&quot;;[.A24];1)-1)" office:value-type="string" office:string-value="Камера">
            <text:p>Камера</text:p>
          </table:table-cell>
          <table:table-cell table:formula="of:=[.D24] &amp; &quot;=&quot; &amp; [.B24]" office:value-type="string" office:string-value="Камера=0x20299AB8">
            <text:p>Камера=0x20299AB8</text:p>
          </table:table-cell>
          <table:table-cell table:formula="of:=[.B24]&amp;&quot;  &quot;&amp;[.D24]" office:value-type="string" office:string-value="0x20299AB8  Камера">
            <text:p>0x20299AB8 <text:s/>Камера</text:p>
          </table:table-cell>
          <table:table-cell table:number-columns-repeated="1018"/>
        </table:table-row>
        <table:table-row table:style-name="ro1">
          <table:table-cell office:value-type="string">
            <text:p>Конвертер=0x207EA17C</text:p>
          </table:table-cell>
          <table:table-cell table:formula="of:=RIGHT([.A25];10)" office:value-type="string" office:string-value="0x207EA17C">
            <text:p>0x207EA17C</text:p>
          </table:table-cell>
          <table:table-cell table:formula="of:=RIGHT([.B25];8)" office:value-type="string" office:string-value="207EA17C">
            <text:p>207EA17C</text:p>
          </table:table-cell>
          <table:table-cell table:formula="of:=LEFT([.A25];SEARCH(&quot;=&quot;;[.A25];1)-1)" office:value-type="string" office:string-value="Конвертер">
            <text:p>Конвертер</text:p>
          </table:table-cell>
          <table:table-cell table:formula="of:=[.D25] &amp; &quot;=&quot; &amp; [.B25]" office:value-type="string" office:string-value="Конвертер=0x207EA17C">
            <text:p>Конвертер=0x207EA17C</text:p>
          </table:table-cell>
          <table:table-cell table:formula="of:=[.B25]&amp;&quot;  &quot;&amp;[.D25]" office:value-type="string" office:string-value="0x207EA17C  Конвертер">
            <text:p>0x207EA17C <text:s/>Конвертер</text:p>
          </table:table-cell>
          <table:table-cell table:number-columns-repeated="1018"/>
        </table:table-row>
        <table:table-row table:style-name="ro1">
          <table:table-cell office:value-type="string">
            <text:p>Мировое время=0x20D3CA8C</text:p>
          </table:table-cell>
          <table:table-cell table:formula="of:=RIGHT([.A26];10)" office:value-type="string" office:string-value="0x20D3CA8C">
            <text:p>0x20D3CA8C</text:p>
          </table:table-cell>
          <table:table-cell table:formula="of:=RIGHT([.B26];8)" office:value-type="string" office:string-value="20D3CA8C">
            <text:p>20D3CA8C</text:p>
          </table:table-cell>
          <table:table-cell table:formula="of:=LEFT([.A26];SEARCH(&quot;=&quot;;[.A26];1)-1)" office:value-type="string" office:string-value="Мировое время">
            <text:p>Мировое время</text:p>
          </table:table-cell>
          <table:table-cell table:formula="of:=[.D26] &amp; &quot;=&quot; &amp; [.B26]" office:value-type="string" office:string-value="Мировое время=0x20D3CA8C">
            <text:p>Мировое время=0x20D3CA8C</text:p>
          </table:table-cell>
          <table:table-cell table:formula="of:=[.B26]&amp;&quot;  &quot;&amp;[.D26]" office:value-type="string" office:string-value="0x20D3CA8C  Мировое время">
            <text:p>0x20D3CA8C <text:s/>Мировое время</text:p>
          </table:table-cell>
          <table:table-cell table:number-columns-repeated="1018"/>
        </table:table-row>
        <table:table-row table:style-name="ro1">
          <table:table-cell office:value-type="string">
            <text:p>Мои сообщения=0x20331CD8</text:p>
          </table:table-cell>
          <table:table-cell table:formula="of:=RIGHT([.A27];10)" office:value-type="string" office:string-value="0x20331CD8">
            <text:p>0x20331CD8</text:p>
          </table:table-cell>
          <table:table-cell table:formula="of:=RIGHT([.B27];8)" office:value-type="string" office:string-value="20331CD8">
            <text:p>20331CD8</text:p>
          </table:table-cell>
          <table:table-cell table:formula="of:=LEFT([.A27];SEARCH(&quot;=&quot;;[.A27];1)-1)" office:value-type="string" office:string-value="Мои сообщения">
            <text:p>Мои сообщения</text:p>
          </table:table-cell>
          <table:table-cell table:formula="of:=[.D27] &amp; &quot;=&quot; &amp; [.B27]" office:value-type="string" office:string-value="Мои сообщения=0x20331CD8">
            <text:p>Мои сообщения=0x20331CD8</text:p>
          </table:table-cell>
          <table:table-cell table:formula="of:=[.B27]&amp;&quot;  &quot;&amp;[.D27]" office:value-type="string" office:string-value="0x20331CD8  Мои сообщения">
            <text:p>0x20331CD8 <text:s/>Мои сообщения</text:p>
          </table:table-cell>
          <table:table-cell table:number-columns-repeated="1018"/>
        </table:table-row>
        <table:table-row table:style-name="ro1">
          <table:table-cell office:value-type="string">
            <text:p>Мои файлы=0x20337E10</text:p>
          </table:table-cell>
          <table:table-cell table:formula="of:=RIGHT([.A28];10)" office:value-type="string" office:string-value="0x20337E10">
            <text:p>0x20337E10</text:p>
          </table:table-cell>
          <table:table-cell table:formula="of:=RIGHT([.B28];8)" office:value-type="string" office:string-value="20337E10">
            <text:p>20337E10</text:p>
          </table:table-cell>
          <table:table-cell table:formula="of:=LEFT([.A28];SEARCH(&quot;=&quot;;[.A28];1)-1)" office:value-type="string" office:string-value="Мои файлы">
            <text:p>Мои файлы</text:p>
          </table:table-cell>
          <table:table-cell table:formula="of:=[.D28] &amp; &quot;=&quot; &amp; [.B28]" office:value-type="string" office:string-value="Мои файлы=0x20337E10">
            <text:p>Мои файлы=0x20337E10</text:p>
          </table:table-cell>
          <table:table-cell table:formula="of:=[.B28]&amp;&quot;  &quot;&amp;[.D28]" office:value-type="string" office:string-value="0x20337E10  Мои файлы">
            <text:p>0x20337E10 <text:s/>Мои файлы</text:p>
          </table:table-cell>
          <table:table-cell table:number-columns-repeated="1018"/>
        </table:table-row>
        <table:table-row table:style-name="ro1">
          <table:table-cell office:value-type="string">
            <text:p>Моя папка сообщений=0x21657A58</text:p>
          </table:table-cell>
          <table:table-cell table:formula="of:=RIGHT([.A29];10)" office:value-type="string" office:string-value="0x21657A58">
            <text:p>0x21657A58</text:p>
          </table:table-cell>
          <table:table-cell table:formula="of:=RIGHT([.B29];8)" office:value-type="string" office:string-value="21657A58">
            <text:p>21657A58</text:p>
          </table:table-cell>
          <table:table-cell table:formula="of:=LEFT([.A29];SEARCH(&quot;=&quot;;[.A29];1)-1)" office:value-type="string" office:string-value="Моя папка сообщений">
            <text:p>Моя папка сообщений</text:p>
          </table:table-cell>
          <table:table-cell table:formula="of:=[.D29] &amp; &quot;=&quot; &amp; [.B29]" office:value-type="string" office:string-value="Моя папка сообщений=0x21657A58">
            <text:p>Моя папка сообщений=0x21657A58</text:p>
          </table:table-cell>
          <table:table-cell table:formula="of:=[.B29]&amp;&quot;  &quot;&amp;[.D29]" office:value-type="string" office:string-value="0x21657A58  Моя папка сообщений">
            <text:p>0x21657A58 <text:s/>Моя папка сообщений</text:p>
          </table:table-cell>
          <table:table-cell table:number-columns-repeated="1018"/>
        </table:table-row>
        <table:table-row table:style-name="ro1">
          <table:table-cell office:value-type="string">
            <text:p>настр. Безопасность=0x2030E3FC</text:p>
          </table:table-cell>
          <table:table-cell table:formula="of:=RIGHT([.A30];10)" office:value-type="string" office:string-value="0x2030E3FC">
            <text:p>0x2030E3FC</text:p>
          </table:table-cell>
          <table:table-cell table:formula="of:=RIGHT([.B30];8)" office:value-type="string" office:string-value="2030E3FC">
            <text:p>2030E3FC</text:p>
          </table:table-cell>
          <table:table-cell table:formula="of:=LEFT([.A30];SEARCH(&quot;=&quot;;[.A30];1)-1)" office:value-type="string" office:string-value="настр. Безопасность">
            <text:p>настр. Безопасность</text:p>
          </table:table-cell>
          <table:table-cell table:formula="of:=[.D30] &amp; &quot;=&quot; &amp; [.B30]" office:value-type="string" office:string-value="настр. Безопасность=0x2030E3FC">
            <text:p>настр. Безопасность=0x2030E3FC</text:p>
          </table:table-cell>
          <table:table-cell table:formula="of:=[.B30]&amp;&quot;  &quot;&amp;[.D30]" office:value-type="string" office:string-value="0x2030E3FC  настр. Безопасность">
            <text:p>0x2030E3FC <text:s/>настр. Безопасность</text:p>
          </table:table-cell>
          <table:table-cell table:number-columns-repeated="1018"/>
        </table:table-row>
        <table:table-row table:style-name="ro1">
          <table:table-cell office:value-type="string">
            <text:p>настр. Время и дата=0x211DBCFC</text:p>
          </table:table-cell>
          <table:table-cell table:formula="of:=RIGHT([.A31];10)" office:value-type="string" office:string-value="0x211DBCFC">
            <text:p>0x211DBCFC</text:p>
          </table:table-cell>
          <table:table-cell table:formula="of:=RIGHT([.B31];8)" office:value-type="string" office:string-value="211DBCFC">
            <text:p>211DBCFC</text:p>
          </table:table-cell>
          <table:table-cell table:formula="of:=LEFT([.A31];SEARCH(&quot;=&quot;;[.A31];1)-1)" office:value-type="string" office:string-value="настр. Время и дата">
            <text:p>настр. Время и дата</text:p>
          </table:table-cell>
          <table:table-cell table:formula="of:=[.D31] &amp; &quot;=&quot; &amp; [.B31]" office:value-type="string" office:string-value="настр. Время и дата=0x211DBCFC">
            <text:p>настр. Время и дата=0x211DBCFC</text:p>
          </table:table-cell>
          <table:table-cell table:formula="of:=[.B31]&amp;&quot;  &quot;&amp;[.D31]" office:value-type="string" office:string-value="0x211DBCFC  настр. Время и дата">
            <text:p>0x211DBCFC <text:s/>настр. Время и дата</text:p>
          </table:table-cell>
          <table:table-cell table:number-columns-repeated="1018"/>
        </table:table-row>
        <table:table-row table:style-name="ro1">
          <table:table-cell office:value-type="string">
            <text:p>настр. Диспетчер сим-карт=0x211B4660</text:p>
          </table:table-cell>
          <table:table-cell table:formula="of:=RIGHT([.A32];10)" office:value-type="string" office:string-value="0x211B4660">
            <text:p>0x211B4660</text:p>
          </table:table-cell>
          <table:table-cell table:formula="of:=RIGHT([.B32];8)" office:value-type="string" office:string-value="211B4660">
            <text:p>211B4660</text:p>
          </table:table-cell>
          <table:table-cell table:formula="of:=LEFT([.A32];SEARCH(&quot;=&quot;;[.A32];1)-1)" office:value-type="string" office:string-value="настр. Диспетчер сим-карт">
            <text:p>настр. Диспетчер сим-карт</text:p>
          </table:table-cell>
          <table:table-cell table:formula="of:=[.D32] &amp; &quot;=&quot; &amp; [.B32]" office:value-type="string" office:string-value="настр. Диспетчер сим-карт=0x211B4660">
            <text:p>настр. Диспетчер сим-карт=0x211B4660</text:p>
          </table:table-cell>
          <table:table-cell table:formula="of:=[.B32]&amp;&quot;  &quot;&amp;[.D32]" office:value-type="string" office:string-value="0x211B4660  настр. Диспетчер сим-карт">
            <text:p>0x211B4660 <text:s/>настр. Диспетчер сим-карт</text:p>
          </table:table-cell>
          <table:table-cell table:number-columns-repeated="1018"/>
        </table:table-row>
        <table:table-row table:style-name="ro1">
          <table:table-cell office:value-type="string">
            <text:p>настр. Дисплей и подсветка=0x20D24FB0</text:p>
          </table:table-cell>
          <table:table-cell table:formula="of:=RIGHT([.A33];10)" office:value-type="string" office:string-value="0x20D24FB0">
            <text:p>0x20D24FB0</text:p>
          </table:table-cell>
          <table:table-cell table:formula="of:=RIGHT([.B33];8)" office:value-type="string" office:string-value="20D24FB0">
            <text:p>20D24FB0</text:p>
          </table:table-cell>
          <table:table-cell table:formula="of:=LEFT([.A33];SEARCH(&quot;=&quot;;[.A33];1)-1)" office:value-type="string" office:string-value="настр. Дисплей и подсветка">
            <text:p>настр. Дисплей и подсветка</text:p>
          </table:table-cell>
          <table:table-cell table:formula="of:=[.D33] &amp; &quot;=&quot; &amp; [.B33]" office:value-type="string" office:string-value="настр. Дисплей и подсветка=0x20D24FB0">
            <text:p>настр. Дисплей и подсветка=0x20D24FB0</text:p>
          </table:table-cell>
          <table:table-cell table:formula="of:=[.B33]&amp;&quot;  &quot;&amp;[.D33]" office:value-type="string" office:string-value="0x20D24FB0  настр. Дисплей и подсветка">
            <text:p>0x20D24FB0 <text:s/>настр. Дисплей и подсветка</text:p>
          </table:table-cell>
          <table:table-cell table:number-columns-repeated="1018"/>
        </table:table-row>
        <table:table-row table:style-name="ro1">
          <table:table-cell office:value-type="string">
            <text:p>настр. Память=0x21639418</text:p>
          </table:table-cell>
          <table:table-cell table:formula="of:=RIGHT([.A34];10)" office:value-type="string" office:string-value="0x21639418">
            <text:p>0x21639418</text:p>
          </table:table-cell>
          <table:table-cell table:formula="of:=RIGHT([.B34];8)" office:value-type="string" office:string-value="21639418">
            <text:p>21639418</text:p>
          </table:table-cell>
          <table:table-cell table:formula="of:=LEFT([.A34];SEARCH(&quot;=&quot;;[.A34];1)-1)" office:value-type="string" office:string-value="настр. Память">
            <text:p>настр. Память</text:p>
          </table:table-cell>
          <table:table-cell table:formula="of:=[.A1] &amp; &quot;=&quot; &amp; [.B1]" office:value-type="string" office:string-value="Исходный текст=Адрес">
            <text:p>Исходный текст=Адрес</text:p>
          </table:table-cell>
          <table:table-cell table:formula="of:=[.B34]&amp;&quot;  &quot;&amp;[.D34]" office:value-type="string" office:string-value="0x21639418  настр. Память">
            <text:p>0x21639418 <text:s/>настр. Память</text:p>
          </table:table-cell>
          <table:table-cell table:number-columns-repeated="1018"/>
        </table:table-row>
        <table:table-row table:style-name="ro1">
          <table:table-cell office:value-type="string">
            <text:p>настр. Подключение к ПК=0x211B6B00</text:p>
          </table:table-cell>
          <table:table-cell table:formula="of:=RIGHT([.A35];10)" office:value-type="string" office:string-value="0x211B6B00">
            <text:p>0x211B6B00</text:p>
          </table:table-cell>
          <table:table-cell table:formula="of:=RIGHT([.B35];8)" office:value-type="string" office:string-value="211B6B00">
            <text:p>211B6B00</text:p>
          </table:table-cell>
          <table:table-cell table:formula="of:=LEFT([.A35];SEARCH(&quot;=&quot;;[.A35];1)-1)" office:value-type="string" office:string-value="настр. Подключение к ПК">
            <text:p>настр. Подключение к ПК</text:p>
          </table:table-cell>
          <table:table-cell table:formula="of:=[.D35] &amp; &quot;=&quot; &amp; [.B35]" office:value-type="string" office:string-value="настр. Подключение к ПК=0x211B6B00">
            <text:p>настр. Подключение к ПК=0x211B6B00</text:p>
          </table:table-cell>
          <table:table-cell table:formula="of:=[.B35]&amp;&quot;  &quot;&amp;[.D35]" office:value-type="string" office:string-value="0x211B6B00  настр. Подключение к ПК">
            <text:p>0x211B6B00 <text:s/>настр. Подключение к ПК</text:p>
          </table:table-cell>
          <table:table-cell table:number-columns-repeated="1018"/>
        </table:table-row>
        <table:table-row table:style-name="ro1">
          <table:table-cell office:value-type="string">
            <text:p>настр. Приложения=0x211B6DA8</text:p>
          </table:table-cell>
          <table:table-cell table:formula="of:=RIGHT([.A36];10)" office:value-type="string" office:string-value="0x211B6DA8">
            <text:p>0x211B6DA8</text:p>
          </table:table-cell>
          <table:table-cell table:formula="of:=RIGHT([.B36];8)" office:value-type="string" office:string-value="211B6DA8">
            <text:p>211B6DA8</text:p>
          </table:table-cell>
          <table:table-cell table:formula="of:=LEFT([.A36];SEARCH(&quot;=&quot;;[.A36];1)-1)" office:value-type="string" office:string-value="настр. Приложения">
            <text:p>настр. Приложения</text:p>
          </table:table-cell>
          <table:table-cell table:formula="of:=[.D36] &amp; &quot;=&quot; &amp; [.B36]" office:value-type="string" office:string-value="настр. Приложения=0x211B6DA8">
            <text:p>настр. Приложения=0x211B6DA8</text:p>
          </table:table-cell>
          <table:table-cell table:formula="of:=[.B36]&amp;&quot;  &quot;&amp;[.D36]" office:value-type="string" office:string-value="0x211B6DA8  настр. Приложения">
            <text:p>0x211B6DA8 <text:s/>настр. Приложения</text:p>
          </table:table-cell>
          <table:table-cell table:number-columns-repeated="1018"/>
        </table:table-row>
        <table:table-row table:style-name="ro1">
          <table:table-cell office:value-type="string">
            <text:p>настр. Профили=0x203103CC</text:p>
          </table:table-cell>
          <table:table-cell table:formula="of:=RIGHT([.A37];10)" office:value-type="string" office:string-value="0x203103CC">
            <text:p>0x203103CC</text:p>
          </table:table-cell>
          <table:table-cell table:formula="of:=RIGHT([.B37];8)" office:value-type="string" office:string-value="203103CC">
            <text:p>203103CC</text:p>
          </table:table-cell>
          <table:table-cell table:formula="of:=LEFT([.A37];SEARCH(&quot;=&quot;;[.A37];1)-1)" office:value-type="string" office:string-value="настр. Профили">
            <text:p>настр. Профили</text:p>
          </table:table-cell>
          <table:table-cell table:formula="of:=[.D37] &amp; &quot;=&quot; &amp; [.B37]" office:value-type="string" office:string-value="настр. Профили=0x203103CC">
            <text:p>настр. Профили=0x203103CC</text:p>
          </table:table-cell>
          <table:table-cell table:formula="of:=[.B37]&amp;&quot;  &quot;&amp;[.D37]" office:value-type="string" office:string-value="0x203103CC  настр. Профили">
            <text:p>0x203103CC <text:s/>настр. Профили</text:p>
          </table:table-cell>
          <table:table-cell table:number-columns-repeated="1018"/>
        </table:table-row>
        <table:table-row table:style-name="ro1">
          <table:table-cell office:value-type="string">
            <text:p>настр. Сеть=0x207CBB28</text:p>
          </table:table-cell>
          <table:table-cell table:formula="of:=RIGHT([.A38];10)" office:value-type="string" office:string-value="0x207CBB28">
            <text:p>0x207CBB28</text:p>
          </table:table-cell>
          <table:table-cell table:formula="of:=RIGHT([.B38];8)" office:value-type="string" office:string-value="207CBB28">
            <text:p>207CBB28</text:p>
          </table:table-cell>
          <table:table-cell table:formula="of:=LEFT([.A38];SEARCH(&quot;=&quot;;[.A38];1)-1)" office:value-type="string" office:string-value="настр. Сеть">
            <text:p>настр. Сеть</text:p>
          </table:table-cell>
          <table:table-cell table:formula="of:=[.D38] &amp; &quot;=&quot; &amp; [.B38]" office:value-type="string" office:string-value="настр. Сеть=0x207CBB28">
            <text:p>настр. Сеть=0x207CBB28</text:p>
          </table:table-cell>
          <table:table-cell table:formula="of:=[.B38]&amp;&quot;  &quot;&amp;[.D38]" office:value-type="string" office:string-value="0x207CBB28  настр. Сеть">
            <text:p>0x207CBB28 <text:s/>настр. Сеть</text:p>
          </table:table-cell>
          <table:table-cell table:number-columns-repeated="1018"/>
        </table:table-row>
        <table:table-row table:style-name="ro1">
          <table:table-cell office:value-type="string">
            <text:p>настр. Телефон=0x21A425A0</text:p>
          </table:table-cell>
          <table:table-cell table:formula="of:=RIGHT([.A39];10)" office:value-type="string" office:string-value="0x21A425A0">
            <text:p>0x21A425A0</text:p>
          </table:table-cell>
          <table:table-cell table:formula="of:=RIGHT([.B39];8)" office:value-type="string" office:string-value="21A425A0">
            <text:p>21A425A0</text:p>
          </table:table-cell>
          <table:table-cell table:formula="of:=LEFT([.A39];SEARCH(&quot;=&quot;;[.A39];1)-1)" office:value-type="string" office:string-value="настр. Телефон">
            <text:p>настр. Телефон</text:p>
          </table:table-cell>
          <table:table-cell table:formula="of:=[.D39] &amp; &quot;=&quot; &amp; [.B39]" office:value-type="string" office:string-value="настр. Телефон=0x21A425A0">
            <text:p>настр. Телефон=0x21A425A0</text:p>
          </table:table-cell>
          <table:table-cell table:formula="of:=[.B39]&amp;&quot;  &quot;&amp;[.D39]" office:value-type="string" office:string-value="0x21A425A0  настр. Телефон">
            <text:p>0x21A425A0 <text:s/>настр. Телефон</text:p>
          </table:table-cell>
          <table:table-cell table:number-columns-repeated="1018"/>
        </table:table-row>
        <table:table-row table:style-name="ro1">
          <table:table-cell office:value-type="string">
            <text:p>настр. Яркость дисплея=0x21639194</text:p>
          </table:table-cell>
          <table:table-cell table:formula="of:=RIGHT([.A40];10)" office:value-type="string" office:string-value="0x21639194">
            <text:p>0x21639194</text:p>
          </table:table-cell>
          <table:table-cell table:formula="of:=RIGHT([.B40];8)" office:value-type="string" office:string-value="21639194">
            <text:p>21639194</text:p>
          </table:table-cell>
          <table:table-cell table:formula="of:=LEFT([.A40];SEARCH(&quot;=&quot;;[.A40];1)-1)" office:value-type="string" office:string-value="настр. Яркость дисплея">
            <text:p>настр. Яркость дисплея</text:p>
          </table:table-cell>
          <table:table-cell table:formula="of:=[.D40] &amp; &quot;=&quot; &amp; [.B40]" office:value-type="string" office:string-value="настр. Яркость дисплея=0x21639194">
            <text:p>настр. Яркость дисплея=0x21639194</text:p>
          </table:table-cell>
          <table:table-cell table:formula="of:=[.B40]&amp;&quot;  &quot;&amp;[.D40]" office:value-type="string" office:string-value="0x21639194  настр. Яркость дисплея">
            <text:p>0x21639194 <text:s/>настр. Яркость дисплея</text:p>
          </table:table-cell>
          <table:table-cell table:number-columns-repeated="1018"/>
        </table:table-row>
        <table:table-row table:style-name="ro1">
          <table:table-cell office:value-type="string">
            <text:p>Настройки сообщений=0x21A5ED2C</text:p>
          </table:table-cell>
          <table:table-cell table:formula="of:=RIGHT([.A41];10)" office:value-type="string" office:string-value="0x21A5ED2C">
            <text:p>0x21A5ED2C</text:p>
          </table:table-cell>
          <table:table-cell table:formula="of:=RIGHT([.B41];8)" office:value-type="string" office:string-value="21A5ED2C">
            <text:p>21A5ED2C</text:p>
          </table:table-cell>
          <table:table-cell table:formula="of:=LEFT([.A41];SEARCH(&quot;=&quot;;[.A41];1)-1)" office:value-type="string" office:string-value="Настройки сообщений">
            <text:p>Настройки сообщений</text:p>
          </table:table-cell>
          <table:table-cell table:formula="of:=[.D41] &amp; &quot;=&quot; &amp; [.B41]" office:value-type="string" office:string-value="Настройки сообщений=0x21A5ED2C">
            <text:p>Настройки сообщений=0x21A5ED2C</text:p>
          </table:table-cell>
          <table:table-cell table:formula="of:=[.B41]&amp;&quot;  &quot;&amp;[.D41]" office:value-type="string" office:string-value="0x21A5ED2C  Настройки сообщений">
            <text:p>0x21A5ED2C <text:s/>Настройки сообщений</text:p>
          </table:table-cell>
          <table:table-cell table:number-columns-repeated="1018"/>
        </table:table-row>
        <table:table-row table:style-name="ro1">
          <table:table-cell office:value-type="string">
            <text:p>Настройки=0x2163CC84</text:p>
          </table:table-cell>
          <table:table-cell table:formula="of:=RIGHT([.A42];10)" office:value-type="string" office:string-value="0x2163CC84">
            <text:p>0x2163CC84</text:p>
          </table:table-cell>
          <table:table-cell table:formula="of:=RIGHT([.B42];8)" office:value-type="string" office:string-value="2163CC84">
            <text:p>2163CC84</text:p>
          </table:table-cell>
          <table:table-cell table:formula="of:=LEFT([.A42];SEARCH(&quot;=&quot;;[.A42];1)-1)" office:value-type="string" office:string-value="Настройки">
            <text:p>Настройки</text:p>
          </table:table-cell>
          <table:table-cell table:formula="of:=[.D42] &amp; &quot;=&quot; &amp; [.B42]" office:value-type="string" office:string-value="Настройки=0x2163CC84">
            <text:p>Настройки=0x2163CC84</text:p>
          </table:table-cell>
          <table:table-cell table:formula="of:=[.B42]&amp;&quot;  &quot;&amp;[.D42]" office:value-type="string" office:string-value="0x2163CC84  Настройки">
            <text:p>0x2163CC84 <text:s/>Настройки</text:p>
          </table:table-cell>
          <table:table-cell table:number-columns-repeated="1018"/>
        </table:table-row>
        <table:table-row table:style-name="ro1">
          <table:table-cell office:value-type="string">
            <text:p>Нет действия=0x00000000</text:p>
          </table:table-cell>
          <table:table-cell table:formula="of:=RIGHT([.A43];10)" office:value-type="string" office:string-value="0x00000000">
            <text:p>0x00000000</text:p>
          </table:table-cell>
          <table:table-cell table:formula="of:=RIGHT([.B43];8)" office:value-type="string" office:string-value="00000000">
            <text:p>00000000</text:p>
          </table:table-cell>
          <table:table-cell table:formula="of:=LEFT([.A43];SEARCH(&quot;=&quot;;[.A43];1)-1)" office:value-type="string" office:string-value="Нет действия">
            <text:p>Нет действия</text:p>
          </table:table-cell>
          <table:table-cell table:formula="of:=[.D43] &amp; &quot;=&quot; &amp; [.B43]" office:value-type="string" office:string-value="Нет действия=0x00000000">
            <text:p>Нет действия=0x00000000</text:p>
          </table:table-cell>
          <table:table-cell table:formula="of:=[.B43]&amp;&quot;  &quot;&amp;[.D43]" office:value-type="string" office:string-value="0x00000000  Нет действия">
            <text:p>0x00000000 <text:s/>Нет действия</text:p>
          </table:table-cell>
          <table:table-cell table:number-columns-repeated="1018"/>
        </table:table-row>
        <table:table-row table:style-name="ro1">
          <table:table-cell office:value-type="string">
            <text:p>Органайзер=0x20BB2D04</text:p>
          </table:table-cell>
          <table:table-cell table:formula="of:=RIGHT([.A44];10)" office:value-type="string" office:string-value="0x20BB2D04">
            <text:p>0x20BB2D04</text:p>
          </table:table-cell>
          <table:table-cell table:formula="of:=RIGHT([.B44];8)" office:value-type="string" office:string-value="20BB2D04">
            <text:p>20BB2D04</text:p>
          </table:table-cell>
          <table:table-cell table:formula="of:=LEFT([.A44];SEARCH(&quot;=&quot;;[.A44];1)-1)" office:value-type="string" office:string-value="Органайзер">
            <text:p>Органайзер</text:p>
          </table:table-cell>
          <table:table-cell table:formula="of:=[.D44] &amp; &quot;=&quot; &amp; [.B44]" office:value-type="string" office:string-value="Органайзер=0x20BB2D04">
            <text:p>Органайзер=0x20BB2D04</text:p>
          </table:table-cell>
          <table:table-cell table:formula="of:=[.B44]&amp;&quot;  &quot;&amp;[.D44]" office:value-type="string" office:string-value="0x20BB2D04  Органайзер">
            <text:p>0x20BB2D04 <text:s/>Органайзер</text:p>
          </table:table-cell>
          <table:table-cell table:number-columns-repeated="1018"/>
        </table:table-row>
        <table:table-row table:style-name="ro1">
          <table:table-cell office:value-type="string">
            <text:p>Очистить папки сообщений=0x2165A1D8</text:p>
          </table:table-cell>
          <table:table-cell table:formula="of:=RIGHT([.A45];10)" office:value-type="string" office:string-value="0x2165A1D8">
            <text:p>0x2165A1D8</text:p>
          </table:table-cell>
          <table:table-cell table:formula="of:=RIGHT([.B45];8)" office:value-type="string" office:string-value="2165A1D8">
            <text:p>2165A1D8</text:p>
          </table:table-cell>
          <table:table-cell table:formula="of:=LEFT([.A45];SEARCH(&quot;=&quot;;[.A45];1)-1)" office:value-type="string" office:string-value="Очистить папки сообщений">
            <text:p>Очистить папки сообщений</text:p>
          </table:table-cell>
          <table:table-cell table:formula="of:=[.D45] &amp; &quot;=&quot; &amp; [.B45]" office:value-type="string" office:string-value="Очистить папки сообщений=0x2165A1D8">
            <text:p>Очистить папки сообщений=0x2165A1D8</text:p>
          </table:table-cell>
          <table:table-cell table:formula="of:=[.B45]&amp;&quot;  &quot;&amp;[.D45]" office:value-type="string" office:string-value="0x2165A1D8  Очистить папки сообщений">
            <text:p>0x2165A1D8 <text:s/>Очистить папки сообщений</text:p>
          </table:table-cell>
          <table:table-cell table:number-columns-repeated="1018"/>
        </table:table-row>
        <table:table-row table:style-name="ro1">
          <table:table-cell office:value-type="string">
            <text:p>Перезагрузка=0x20D22524</text:p>
          </table:table-cell>
          <table:table-cell table:formula="of:=RIGHT([.A46];10)" office:value-type="string" office:string-value="0x20D22524">
            <text:p>0x20D22524</text:p>
          </table:table-cell>
          <table:table-cell table:formula="of:=RIGHT([.B46];8)" office:value-type="string" office:string-value="20D22524">
            <text:p>20D22524</text:p>
          </table:table-cell>
          <table:table-cell table:formula="of:=LEFT([.A46];SEARCH(&quot;=&quot;;[.A46];1)-1)" office:value-type="string" office:string-value="Перезагрузка">
            <text:p>Перезагрузка</text:p>
          </table:table-cell>
          <table:table-cell table:formula="of:=[.D46] &amp; &quot;=&quot; &amp; [.B46]" office:value-type="string" office:string-value="Перезагрузка=0x20D22524">
            <text:p>Перезагрузка=0x20D22524</text:p>
          </table:table-cell>
          <table:table-cell table:formula="of:=[.B46]&amp;&quot;  &quot;&amp;[.D46]" office:value-type="string" office:string-value="0x20D22524  Перезагрузка">
            <text:p>0x20D22524 <text:s/>Перезагрузка</text:p>
          </table:table-cell>
          <table:table-cell table:number-columns-repeated="1018"/>
        </table:table-row>
        <table:table-row table:style-name="ro1">
          <table:table-cell office:value-type="string">
            <text:p>Приложения=0x211D9E2C</text:p>
          </table:table-cell>
          <table:table-cell table:formula="of:=RIGHT([.A47];10)" office:value-type="string" office:string-value="0x211D9E2C">
            <text:p>0x211D9E2C</text:p>
          </table:table-cell>
          <table:table-cell table:formula="of:=RIGHT([.B47];8)" office:value-type="string" office:string-value="211D9E2C">
            <text:p>211D9E2C</text:p>
          </table:table-cell>
          <table:table-cell table:formula="of:=LEFT([.A47];SEARCH(&quot;=&quot;;[.A47];1)-1)" office:value-type="string" office:string-value="Приложения">
            <text:p>Приложения</text:p>
          </table:table-cell>
          <table:table-cell table:formula="of:=[.D47] &amp; &quot;=&quot; &amp; [.B47]" office:value-type="string" office:string-value="Приложения=0x211D9E2C">
            <text:p>Приложения=0x211D9E2C</text:p>
          </table:table-cell>
          <table:table-cell table:formula="of:=[.B47]&amp;&quot;  &quot;&amp;[.D47]" office:value-type="string" office:string-value="0x211D9E2C  Приложения">
            <text:p>0x211D9E2C <text:s/>Приложения</text:p>
          </table:table-cell>
          <table:table-cell table:number-columns-repeated="1018"/>
        </table:table-row>
        <table:table-row table:style-name="ro1">
          <table:table-cell office:value-type="string">
            <text:p>Сброс настроек=0x2163B4D0</text:p>
          </table:table-cell>
          <table:table-cell table:formula="of:=RIGHT([.A48];10)" office:value-type="string" office:string-value="0x2163B4D0">
            <text:p>0x2163B4D0</text:p>
          </table:table-cell>
          <table:table-cell table:formula="of:=RIGHT([.B48];8)" office:value-type="string" office:string-value="2163B4D0">
            <text:p>2163B4D0</text:p>
          </table:table-cell>
          <table:table-cell table:formula="of:=LEFT([.A48];SEARCH(&quot;=&quot;;[.A48];1)-1)" office:value-type="string" office:string-value="Сброс настроек">
            <text:p>Сброс настроек</text:p>
          </table:table-cell>
          <table:table-cell table:formula="of:=[.D48] &amp; &quot;=&quot; &amp; [.B48]" office:value-type="string" office:string-value="Сброс настроек=0x2163B4D0">
            <text:p>Сброс настроек=0x2163B4D0</text:p>
          </table:table-cell>
          <table:table-cell table:formula="of:=[.B48]&amp;&quot;  &quot;&amp;[.D48]" office:value-type="string" office:string-value="0x2163B4D0  Сброс настроек">
            <text:p>0x2163B4D0 <text:s/>Сброс настроек</text:p>
          </table:table-cell>
          <table:table-cell table:number-columns-repeated="1018"/>
        </table:table-row>
        <table:table-row table:style-name="ro1">
          <table:table-cell office:value-type="string">
            <text:p>Сведения о телефоне=0x2031225C</text:p>
          </table:table-cell>
          <table:table-cell table:formula="of:=RIGHT([.A49];10)" office:value-type="string" office:string-value="0x2031225C">
            <text:p>0x2031225C</text:p>
          </table:table-cell>
          <table:table-cell table:formula="of:=RIGHT([.B49];8)" office:value-type="string" office:string-value="2031225C">
            <text:p>2031225C</text:p>
          </table:table-cell>
          <table:table-cell table:formula="of:=LEFT([.A49];SEARCH(&quot;=&quot;;[.A49];1)-1)" office:value-type="string" office:string-value="Сведения о телефоне">
            <text:p>Сведения о телефоне</text:p>
          </table:table-cell>
          <table:table-cell table:formula="of:=[.D49] &amp; &quot;=&quot; &amp; [.B49]" office:value-type="string" office:string-value="Сведения о телефоне=0x2031225C">
            <text:p>Сведения о телефоне=0x2031225C</text:p>
          </table:table-cell>
          <table:table-cell table:formula="of:=[.B49]&amp;&quot;  &quot;&amp;[.D49]" office:value-type="string" office:string-value="0x2031225C  Сведения о телефоне">
            <text:p>0x2031225C <text:s/>Сведения о телефоне</text:p>
          </table:table-cell>
          <table:table-cell table:number-columns-repeated="1018"/>
        </table:table-row>
        <table:table-row table:style-name="ro1">
          <table:table-cell office:value-type="string">
            <text:p>Секундомер=0x21A5E5C4</text:p>
          </table:table-cell>
          <table:table-cell table:formula="of:=RIGHT([.A50];10)" office:value-type="string" office:string-value="0x21A5E5C4">
            <text:p>0x21A5E5C4</text:p>
          </table:table-cell>
          <table:table-cell table:formula="of:=RIGHT([.B50];8)" office:value-type="string" office:string-value="21A5E5C4">
            <text:p>21A5E5C4</text:p>
          </table:table-cell>
          <table:table-cell table:formula="of:=LEFT([.A50];SEARCH(&quot;=&quot;;[.A50];1)-1)" office:value-type="string" office:string-value="Секундомер">
            <text:p>Секундомер</text:p>
          </table:table-cell>
          <table:table-cell table:formula="of:=[.D50] &amp; &quot;=&quot; &amp; [.B50]" office:value-type="string" office:string-value="Секундомер=0x21A5E5C4">
            <text:p>Секундомер=0x21A5E5C4</text:p>
          </table:table-cell>
          <table:table-cell table:formula="of:=[.B50]&amp;&quot;  &quot;&amp;[.D50]" office:value-type="string" office:string-value="0x21A5E5C4  Секундомер">
            <text:p>0x21A5E5C4 <text:s/>Секундомер</text:p>
          </table:table-cell>
          <table:table-cell table:number-columns-repeated="1018"/>
        </table:table-row>
        <table:table-row table:style-name="ro1">
          <table:table-cell office:value-type="string">
            <text:p>Словарь без заставки=0x216AB180</text:p>
          </table:table-cell>
          <table:table-cell table:formula="of:=RIGHT([.A51];10)" office:value-type="string" office:string-value="0x216AB180">
            <text:p>0x216AB180</text:p>
          </table:table-cell>
          <table:table-cell table:formula="of:=RIGHT([.B51];8)" office:value-type="string" office:string-value="216AB180">
            <text:p>216AB180</text:p>
          </table:table-cell>
          <table:table-cell table:formula="of:=LEFT([.A51];SEARCH(&quot;=&quot;;[.A51];1)-1)" office:value-type="string" office:string-value="Словарь без заставки">
            <text:p>Словарь без заставки</text:p>
          </table:table-cell>
          <table:table-cell table:formula="of:=[.D51] &amp; &quot;=&quot; &amp; [.B51]" office:value-type="string" office:string-value="Словарь без заставки=0x216AB180">
            <text:p>Словарь без заставки=0x216AB180</text:p>
          </table:table-cell>
          <table:table-cell table:formula="of:=[.B51]&amp;&quot;  &quot;&amp;[.D51]" office:value-type="string" office:string-value="0x216AB180  Словарь без заставки">
            <text:p>0x216AB180 <text:s/>Словарь без заставки</text:p>
          </table:table-cell>
          <table:table-cell table:number-columns-repeated="1018"/>
        </table:table-row>
        <table:table-row table:style-name="ro1">
          <table:table-cell office:value-type="string">
            <text:p>Словарь с заставкой=0x216AB120</text:p>
          </table:table-cell>
          <table:table-cell table:formula="of:=RIGHT([.A52];10)" office:value-type="string" office:string-value="0x216AB120">
            <text:p>0x216AB120</text:p>
          </table:table-cell>
          <table:table-cell table:formula="of:=RIGHT([.B52];8)" office:value-type="string" office:string-value="216AB120">
            <text:p>216AB120</text:p>
          </table:table-cell>
          <table:table-cell table:formula="of:=LEFT([.A52];SEARCH(&quot;=&quot;;[.A52];1)-1)" office:value-type="string" office:string-value="Словарь с заставкой">
            <text:p>Словарь с заставкой</text:p>
          </table:table-cell>
          <table:table-cell table:formula="of:=[.D52] &amp; &quot;=&quot; &amp; [.B52]" office:value-type="string" office:string-value="Словарь с заставкой=0x216AB120">
            <text:p>Словарь с заставкой=0x216AB120</text:p>
          </table:table-cell>
          <table:table-cell table:formula="of:=[.B52]&amp;&quot;  &quot;&amp;[.D52]" office:value-type="string" office:string-value="0x216AB120  Словарь с заставкой">
            <text:p>0x216AB120 <text:s/>Словарь с заставкой</text:p>
          </table:table-cell>
          <table:table-cell table:number-columns-repeated="1018"/>
        </table:table-row>
        <table:table-row table:style-name="ro1">
          <table:table-cell office:value-type="string">
            <text:p>сообщения Исходящие=0x216578D8</text:p>
          </table:table-cell>
          <table:table-cell table:formula="of:=RIGHT([.A53];10)" office:value-type="string" office:string-value="0x216578D8">
            <text:p>0x216578D8</text:p>
          </table:table-cell>
          <table:table-cell table:formula="of:=RIGHT([.B53];8)" office:value-type="string" office:string-value="216578D8">
            <text:p>216578D8</text:p>
          </table:table-cell>
          <table:table-cell table:formula="of:=LEFT([.A53];SEARCH(&quot;=&quot;;[.A53];1)-1)" office:value-type="string" office:string-value="сообщения Исходящие">
            <text:p>сообщения Исходящие</text:p>
          </table:table-cell>
          <table:table-cell table:formula="of:=[.D53] &amp; &quot;=&quot; &amp; [.B53]" office:value-type="string" office:string-value="сообщения Исходящие=0x216578D8">
            <text:p>сообщения Исходящие=0x216578D8</text:p>
          </table:table-cell>
          <table:table-cell table:formula="of:=[.B53]&amp;&quot;  &quot;&amp;[.D53]" office:value-type="string" office:string-value="0x216578D8  сообщения Исходящие">
            <text:p>0x216578D8 <text:s/>сообщения Исходящие</text:p>
          </table:table-cell>
          <table:table-cell table:number-columns-repeated="1018"/>
        </table:table-row>
        <table:table-row table:style-name="ro1">
          <table:table-cell office:value-type="string">
            <text:p>сообщения Отправленные=0x216579D8</text:p>
          </table:table-cell>
          <table:table-cell table:formula="of:=RIGHT([.A54];10)" office:value-type="string" office:string-value="0x216579D8">
            <text:p>0x216579D8</text:p>
          </table:table-cell>
          <table:table-cell table:formula="of:=RIGHT([.B54];8)" office:value-type="string" office:string-value="216579D8">
            <text:p>216579D8</text:p>
          </table:table-cell>
          <table:table-cell table:formula="of:=LEFT([.A54];SEARCH(&quot;=&quot;;[.A54];1)-1)" office:value-type="string" office:string-value="сообщения Отправленные">
            <text:p>сообщения Отправленные</text:p>
          </table:table-cell>
          <table:table-cell table:formula="of:=[.D54] &amp; &quot;=&quot; &amp; [.B54]" office:value-type="string" office:string-value="сообщения Отправленные=0x216579D8">
            <text:p>сообщения Отправленные=0x216579D8</text:p>
          </table:table-cell>
          <table:table-cell table:formula="of:=[.B54]&amp;&quot;  &quot;&amp;[.D54]" office:value-type="string" office:string-value="0x216579D8  сообщения Отправленные">
            <text:p>0x216579D8 <text:s/>сообщения Отправленные</text:p>
          </table:table-cell>
          <table:table-cell table:number-columns-repeated="1018"/>
        </table:table-row>
        <table:table-row table:style-name="ro1">
          <table:table-cell office:value-type="string">
            <text:p>Сообщения сети=0x215554F4</text:p>
          </table:table-cell>
          <table:table-cell table:formula="of:=RIGHT([.A55];10)" office:value-type="string" office:string-value="0x215554F4">
            <text:p>0x215554F4</text:p>
          </table:table-cell>
          <table:table-cell table:formula="of:=RIGHT([.B55];8)" office:value-type="string" office:string-value="215554F4">
            <text:p>215554F4</text:p>
          </table:table-cell>
          <table:table-cell table:formula="of:=LEFT([.A55];SEARCH(&quot;=&quot;;[.A55];1)-1)" office:value-type="string" office:string-value="Сообщения сети">
            <text:p>Сообщения сети</text:p>
          </table:table-cell>
          <table:table-cell table:formula="of:=[.D55] &amp; &quot;=&quot; &amp; [.B55]" office:value-type="string" office:string-value="Сообщения сети=0x215554F4">
            <text:p>Сообщения сети=0x215554F4</text:p>
          </table:table-cell>
          <table:table-cell table:formula="of:=[.B55]&amp;&quot;  &quot;&amp;[.D55]" office:value-type="string" office:string-value="0x215554F4  Сообщения сети">
            <text:p>0x215554F4 <text:s/>Сообщения сети</text:p>
          </table:table-cell>
          <table:table-cell table:number-columns-repeated="1018"/>
        </table:table-row>
        <table:table-row table:style-name="ro1">
          <table:table-cell office:value-type="string">
            <text:p>сообщения Создать=0x20D3E64C</text:p>
          </table:table-cell>
          <table:table-cell table:formula="of:=RIGHT([.A56];10)" office:value-type="string" office:string-value="0x20D3E64C">
            <text:p>0x20D3E64C</text:p>
          </table:table-cell>
          <table:table-cell table:formula="of:=RIGHT([.B56];8)" office:value-type="string" office:string-value="20D3E64C">
            <text:p>20D3E64C</text:p>
          </table:table-cell>
          <table:table-cell table:formula="of:=LEFT([.A56];SEARCH(&quot;=&quot;;[.A56];1)-1)" office:value-type="string" office:string-value="сообщения Создать">
            <text:p>сообщения Создать</text:p>
          </table:table-cell>
          <table:table-cell table:formula="of:=[.D56] &amp; &quot;=&quot; &amp; [.B56]" office:value-type="string" office:string-value="сообщения Создать=0x20D3E64C">
            <text:p>сообщения Создать=0x20D3E64C</text:p>
          </table:table-cell>
          <table:table-cell table:formula="of:=[.B56]&amp;&quot;  &quot;&amp;[.D56]" office:value-type="string" office:string-value="0x20D3E64C  сообщения Создать">
            <text:p>0x20D3E64C <text:s/>сообщения Создать</text:p>
          </table:table-cell>
          <table:table-cell table:number-columns-repeated="1018"/>
        </table:table-row>
        <table:table-row table:style-name="ro1">
          <table:table-cell office:value-type="string">
            <text:p>сообщения Черновики=0x21657958</text:p>
          </table:table-cell>
          <table:table-cell table:formula="of:=RIGHT([.A57];10)" office:value-type="string" office:string-value="0x21657958">
            <text:p>0x21657958</text:p>
          </table:table-cell>
          <table:table-cell table:formula="of:=RIGHT([.B57];8)" office:value-type="string" office:string-value="21657958">
            <text:p>21657958</text:p>
          </table:table-cell>
          <table:table-cell table:formula="of:=LEFT([.A57];SEARCH(&quot;=&quot;;[.A57];1)-1)" office:value-type="string" office:string-value="сообщения Черновики">
            <text:p>сообщения Черновики</text:p>
          </table:table-cell>
          <table:table-cell table:formula="of:=[.D57] &amp; &quot;=&quot; &amp; [.B57]" office:value-type="string" office:string-value="сообщения Черновики=0x21657958">
            <text:p>сообщения Черновики=0x21657958</text:p>
          </table:table-cell>
          <table:table-cell table:formula="of:=[.B57]&amp;&quot;  &quot;&amp;[.D57]" office:value-type="string" office:string-value="0x21657958  сообщения Черновики">
            <text:p>0x21657958 <text:s/>сообщения Черновики</text:p>
          </table:table-cell>
          <table:table-cell table:number-columns-repeated="1018"/>
        </table:table-row>
        <table:table-row table:style-name="ro1">
          <table:table-cell office:value-type="string">
            <text:p>Сообщения=0x20331928</text:p>
          </table:table-cell>
          <table:table-cell table:formula="of:=RIGHT([.A58];10)" office:value-type="string" office:string-value="0x20331928">
            <text:p>0x20331928</text:p>
          </table:table-cell>
          <table:table-cell table:formula="of:=RIGHT([.B58];8)" office:value-type="string" office:string-value="20331928">
            <text:p>20331928</text:p>
          </table:table-cell>
          <table:table-cell table:formula="of:=LEFT([.A58];SEARCH(&quot;=&quot;;[.A58];1)-1)" office:value-type="string" office:string-value="Сообщения">
            <text:p>Сообщения</text:p>
          </table:table-cell>
          <table:table-cell table:formula="of:=[.D58] &amp; &quot;=&quot; &amp; [.B58]" office:value-type="string" office:string-value="Сообщения=0x20331928">
            <text:p>Сообщения=0x20331928</text:p>
          </table:table-cell>
          <table:table-cell table:formula="of:=[.B58]&amp;&quot;  &quot;&amp;[.D58]" office:value-type="string" office:string-value="0x20331928  Сообщения">
            <text:p>0x20331928 <text:s/>Сообщения</text:p>
          </table:table-cell>
          <table:table-cell table:number-columns-repeated="1018"/>
        </table:table-row>
        <table:table-row table:style-name="ro1">
          <table:table-cell office:value-type="string">
            <text:p>Состояние памяти сообщений=0x21A408CC</text:p>
          </table:table-cell>
          <table:table-cell table:formula="of:=RIGHT([.A59];10)" office:value-type="string" office:string-value="0x21A408CC">
            <text:p>0x21A408CC</text:p>
          </table:table-cell>
          <table:table-cell table:formula="of:=RIGHT([.B59];8)" office:value-type="string" office:string-value="21A408CC">
            <text:p>21A408CC</text:p>
          </table:table-cell>
          <table:table-cell table:formula="of:=LEFT([.A59];SEARCH(&quot;=&quot;;[.A59];1)-1)" office:value-type="string" office:string-value="Состояние памяти сообщений">
            <text:p>Состояние памяти сообщений</text:p>
          </table:table-cell>
          <table:table-cell table:formula="of:=[.D59] &amp; &quot;=&quot; &amp; [.B59]" office:value-type="string" office:string-value="Состояние памяти сообщений=0x21A408CC">
            <text:p>Состояние памяти сообщений=0x21A408CC</text:p>
          </table:table-cell>
          <table:table-cell table:formula="of:=[.B59]&amp;&quot;  &quot;&amp;[.D59]" office:value-type="string" office:string-value="0x21A408CC  Состояние памяти сообщений">
            <text:p>0x21A408CC <text:s/>Состояние памяти сообщений</text:p>
          </table:table-cell>
          <table:table-cell table:number-columns-repeated="1018"/>
        </table:table-row>
        <table:table-row table:style-name="ro1">
          <table:table-cell office:value-type="string">
            <text:p>Таймер=0x20D3CD8C</text:p>
          </table:table-cell>
          <table:table-cell table:formula="of:=RIGHT([.A60];10)" office:value-type="string" office:string-value="0x20D3CD8C">
            <text:p>0x20D3CD8C</text:p>
          </table:table-cell>
          <table:table-cell table:formula="of:=RIGHT([.B60];8)" office:value-type="string" office:string-value="20D3CD8C">
            <text:p>20D3CD8C</text:p>
          </table:table-cell>
          <table:table-cell table:formula="of:=LEFT([.A60];SEARCH(&quot;=&quot;;[.A60];1)-1)" office:value-type="string" office:string-value="Таймер">
            <text:p>Таймер</text:p>
          </table:table-cell>
          <table:table-cell table:formula="of:=[.D60] &amp; &quot;=&quot; &amp; [.B60]" office:value-type="string" office:string-value="Таймер=0x20D3CD8C">
            <text:p>Таймер=0x20D3CD8C</text:p>
          </table:table-cell>
          <table:table-cell table:formula="of:=[.B60]&amp;&quot;  &quot;&amp;[.D60]" office:value-type="string" office:string-value="0x20D3CD8C  Таймер">
            <text:p>0x20D3CD8C <text:s/>Таймер</text:p>
          </table:table-cell>
          <table:table-cell table:number-columns-repeated="1018"/>
        </table:table-row>
        <table:table-row table:style-name="ro1">
          <table:table-cell office:value-type="string">
            <text:p>Телефонная книга=0x21054280</text:p>
          </table:table-cell>
          <table:table-cell table:formula="of:=RIGHT([.A61];10)" office:value-type="string" office:string-value="0x21054280">
            <text:p>0x21054280</text:p>
          </table:table-cell>
          <table:table-cell table:formula="of:=RIGHT([.B61];8)" office:value-type="string" office:string-value="21054280">
            <text:p>21054280</text:p>
          </table:table-cell>
          <table:table-cell table:formula="of:=LEFT([.A61];SEARCH(&quot;=&quot;;[.A61];1)-1)" office:value-type="string" office:string-value="Телефонная книга">
            <text:p>Телефонная книга</text:p>
          </table:table-cell>
          <table:table-cell table:formula="of:=[.D61] &amp; &quot;=&quot; &amp; [.B61]" office:value-type="string" office:string-value="Телефонная книга=0x21054280">
            <text:p>Телефонная книга=0x21054280</text:p>
          </table:table-cell>
          <table:table-cell table:formula="of:=[.B61]&amp;&quot;  &quot;&amp;[.D61]" office:value-type="string" office:string-value="0x21054280  Телефонная книга">
            <text:p>0x21054280 <text:s/>Телефонная книга</text:p>
          </table:table-cell>
          <table:table-cell table:number-columns-repeated="1018"/>
        </table:table-row>
        <table:table-row table:style-name="ro1">
          <table:table-cell office:value-type="string">
            <text:p>Фонарь(нужен патч)=0x207F8B48</text:p>
          </table:table-cell>
          <table:table-cell table:formula="of:=RIGHT([.A62];10)" office:value-type="string" office:string-value="0x207F8B48">
            <text:p>0x207F8B48</text:p>
          </table:table-cell>
          <table:table-cell table:formula="of:=RIGHT([.B62];8)" office:value-type="string" office:string-value="207F8B48">
            <text:p>207F8B48</text:p>
          </table:table-cell>
          <table:table-cell table:formula="of:=LEFT([.A62];SEARCH(&quot;=&quot;;[.A62];1)-1)" office:value-type="string" office:string-value="Фонарь(нужен патч)">
            <text:p>Фонарь(нужен патч)</text:p>
          </table:table-cell>
          <table:table-cell table:formula="of:=[.D62] &amp; &quot;=&quot; &amp; [.B62]" office:value-type="string" office:string-value="Фонарь(нужен патч)=0x207F8B48">
            <text:p>Фонарь(нужен патч)=0x207F8B48</text:p>
          </table:table-cell>
          <table:table-cell table:formula="of:=[.B62]&amp;&quot;  &quot;&amp;[.D62]" office:value-type="string" office:string-value="0x207F8B48  Фонарь(нужен патч)">
            <text:p>0x207F8B48 <text:s/>Фонарь(нужен патч)</text:p>
          </table:table-cell>
          <table:table-cell table:number-columns-repeated="1018"/>
        </table:table-row>
        <table:table-row table:style-name="ro1">
          <table:table-cell office:value-type="string">
            <text:p>Чёрный список звонков=0x20BBE564</text:p>
          </table:table-cell>
          <table:table-cell table:formula="of:=RIGHT([.A63];10)" office:value-type="string" office:string-value="0x20BBE564">
            <text:p>0x20BBE564</text:p>
          </table:table-cell>
          <table:table-cell table:formula="of:=RIGHT([.B63];8)" office:value-type="string" office:string-value="20BBE564">
            <text:p>20BBE564</text:p>
          </table:table-cell>
          <table:table-cell table:formula="of:=LEFT([.A63];SEARCH(&quot;=&quot;;[.A63];1)-1)" office:value-type="string" office:string-value="Чёрный список звонков">
            <text:p>Чёрный список звонков</text:p>
          </table:table-cell>
          <table:table-cell table:formula="of:=[.D63] &amp; &quot;=&quot; &amp; [.B63]" office:value-type="string" office:string-value="Чёрный список звонков=0x20BBE564">
            <text:p>Чёрный список звонков=0x20BBE564</text:p>
          </table:table-cell>
          <table:table-cell table:formula="of:=[.B63]&amp;&quot;  &quot;&amp;[.D63]" office:value-type="string" office:string-value="0x20BBE564  Чёрный список звонков">
            <text:p>0x20BBE564 <text:s/>Чёрный список звонков</text:p>
          </table:table-cell>
          <table:table-cell table:number-columns-repeated="1018"/>
        </table:table-row>
        <table:table-row table:style-name="ro1">
          <table:table-cell office:value-type="string">
            <text:p>Чтение сообщений сети=0x20C87608</text:p>
          </table:table-cell>
          <table:table-cell table:formula="of:=RIGHT([.A64];10)" office:value-type="string" office:string-value="0x20C87608">
            <text:p>0x20C87608</text:p>
          </table:table-cell>
          <table:table-cell table:formula="of:=RIGHT([.B64];8)" office:value-type="string" office:string-value="20C87608">
            <text:p>20C87608</text:p>
          </table:table-cell>
          <table:table-cell table:formula="of:=LEFT([.A64];SEARCH(&quot;=&quot;;[.A64];1)-1)" office:value-type="string" office:string-value="Чтение сообщений сети">
            <text:p>Чтение сообщений сети</text:p>
          </table:table-cell>
          <table:table-cell table:formula="of:=[.D64] &amp; &quot;=&quot; &amp; [.B64]" office:value-type="string" office:string-value="Чтение сообщений сети=0x20C87608">
            <text:p>Чтение сообщений сети=0x20C87608</text:p>
          </table:table-cell>
          <table:table-cell table:formula="of:=[.B64]&amp;&quot;  &quot;&amp;[.D64]" office:value-type="string" office:string-value="0x20C87608  Чтение сообщений сети">
            <text:p>0x20C87608 <text:s/>Чтение сообщений сети</text:p>
          </table:table-cell>
          <table:table-cell table:number-columns-repeated="1018"/>
        </table:table-row>
        <table:table-row table:style-name="ro1">
          <table:table-cell office:value-type="string">
            <text:p>Шаблоны сообщений=0x20331F58</text:p>
          </table:table-cell>
          <table:table-cell table:formula="of:=RIGHT([.A65];10)" office:value-type="string" office:string-value="0x20331F58">
            <text:p>0x20331F58</text:p>
          </table:table-cell>
          <table:table-cell table:formula="of:=RIGHT([.B65];8)" office:value-type="string" office:string-value="20331F58">
            <text:p>20331F58</text:p>
          </table:table-cell>
          <table:table-cell table:formula="of:=LEFT([.A65];SEARCH(&quot;=&quot;;[.A65];1)-1)" office:value-type="string" office:string-value="Шаблоны сообщений">
            <text:p>Шаблоны сообщений</text:p>
          </table:table-cell>
          <table:table-cell table:formula="of:=[.D65] &amp; &quot;=&quot; &amp; [.B65]" office:value-type="string" office:string-value="Шаблоны сообщений=0x20331F58">
            <text:p>Шаблоны сообщений=0x20331F58</text:p>
          </table:table-cell>
          <table:table-cell table:formula="of:=[.B65]&amp;&quot;  &quot;&amp;[.D65]" office:value-type="string" office:string-value="0x20331F58  Шаблоны сообщений">
            <text:p>0x20331F58 <text:s/>Шаблоны сообщений</text:p>
          </table:table-cell>
          <table:table-cell table:number-columns-repeated="1018"/>
        </table:table-row>
        <table:table-row table:style-name="ro1">
          <table:table-cell office:value-type="string">
            <text:p>Экстра-инфо=0x207FAABC</text:p>
          </table:table-cell>
          <table:table-cell table:formula="of:=RIGHT([.A66];10)" office:value-type="string" office:string-value="0x207FAABC">
            <text:p>0x207FAABC</text:p>
          </table:table-cell>
          <table:table-cell table:formula="of:=RIGHT([.B66];8)" office:value-type="string" office:string-value="207FAABC">
            <text:p>207FAABC</text:p>
          </table:table-cell>
          <table:table-cell table:formula="of:=LEFT([.A66];SEARCH(&quot;=&quot;;[.A66];1)-1)" office:value-type="string" office:string-value="Экстра-инфо">
            <text:p>Экстра-инфо</text:p>
          </table:table-cell>
          <table:table-cell table:formula="of:=[.D66] &amp; &quot;=&quot; &amp; [.B66]" office:value-type="string" office:string-value="Экстра-инфо=0x207FAABC">
            <text:p>Экстра-инфо=0x207FAABC</text:p>
          </table:table-cell>
          <table:table-cell table:formula="of:=[.B66]&amp;&quot;  &quot;&amp;[.D66]" office:value-type="string" office:string-value="0x207FAABC  Экстра-инфо">
            <text:p>0x207FAABC <text:s/>Экстра-инфо</text:p>
          </table:table-cell>
          <table:table-cell table:number-columns-repeated="1018"/>
        </table:table-row>
        <table:table-row table:style-name="ro1">
          <table:table-cell office:value-type="string">
            <text:p>Экстренные сообщения=0x20D3F37C</text:p>
          </table:table-cell>
          <table:table-cell table:formula="of:=RIGHT([.A67];10)" office:value-type="string" office:string-value="0x20D3F37C">
            <text:p>0x20D3F37C</text:p>
          </table:table-cell>
          <table:table-cell table:formula="of:=RIGHT([.B67];8)" office:value-type="string" office:string-value="20D3F37C">
            <text:p>20D3F37C</text:p>
          </table:table-cell>
          <table:table-cell table:formula="of:=LEFT([.A67];SEARCH(&quot;=&quot;;[.A67];1)-1)" office:value-type="string" office:string-value="Экстренные сообщения">
            <text:p>Экстренные сообщения</text:p>
          </table:table-cell>
          <table:table-cell table:formula="of:=[.D67] &amp; &quot;=&quot; &amp; [.B67]" office:value-type="string" office:string-value="Экстренные сообщения=0x20D3F37C">
            <text:p>Экстренные сообщения=0x20D3F37C</text:p>
          </table:table-cell>
          <table:table-cell table:formula="of:=[.B67]&amp;&quot;  &quot;&amp;[.D67]" office:value-type="string" office:string-value="0x20D3F37C  Экстренные сообщения">
            <text:p>0x20D3F37C <text:s/>Экстренные сообщения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POA" table:style-name="ta1">
        <table:table-column table:style-name="co2" table:default-cell-style-name="ce1"/>
        <table:table-column table:style-name="co57" table:default-cell-style-name="ce1"/>
        <table:table-column table:style-name="co58" table:default-cell-style-name="ce1"/>
        <table:table-column table:style-name="co56" table:number-columns-repeated="1020" table:default-cell-style-name="ce1"/>
        <table:table-row table:style-name="ro1">
          <table:table-cell office:value-type="string">
            <text:p>0x210D76F8</text:p>
          </table:table-cell>
          <table:table-cell office:value-type="string">
            <text:p>Главное меню</text:p>
          </table:table-cell>
          <table:table-cell table:formula="of:=[.B1] &amp; &quot;=&quot; &amp; [.A1]" office:value-type="string" office:string-value="Главное меню=0x210D76F8">
            <text:p>Главное меню=0x210D76F8</text:p>
          </table:table-cell>
          <table:table-cell table:number-columns-repeated="1020"/>
        </table:table-row>
        <table:table-row table:style-name="ro1">
          <table:table-cell office:value-type="string">
            <text:p>0x20C831B4</text:p>
          </table:table-cell>
          <table:table-cell office:value-type="string">
            <text:p>Журнал звонков (Меню)</text:p>
          </table:table-cell>
          <table:table-cell table:formula="of:=[.B2] &amp; &quot;=&quot; &amp; [.A2]" office:value-type="string" office:string-value="Журнал звонков (Меню)=0x20C831B4">
            <text:p>Журнал звонков (Меню)=0x20C831B4</text:p>
          </table:table-cell>
          <table:table-cell table:number-columns-repeated="1020"/>
        </table:table-row>
        <table:table-row table:style-name="ro1">
          <table:table-cell office:value-type="string">
            <text:p>0x2071751C</text:p>
          </table:table-cell>
          <table:table-cell office:value-type="string">
            <text:p>Журнал звонков - последние</text:p>
          </table:table-cell>
          <table:table-cell table:formula="of:=[.B3] &amp; &quot;=&quot; &amp; [.A3]" office:value-type="string" office:string-value="Журнал звонков - последние=0x2071751C">
            <text:p>Журнал звонков - последние=0x2071751C</text:p>
          </table:table-cell>
          <table:table-cell table:number-columns-repeated="1020"/>
        </table:table-row>
        <table:table-row table:style-name="ro1">
          <table:table-cell office:value-type="string">
            <text:p>0x2197EF94</text:p>
          </table:table-cell>
          <table:table-cell office:value-type="string">
            <text:p>Журнал звонков - пропущенные</text:p>
          </table:table-cell>
          <table:table-cell table:formula="of:=[.B4] &amp; &quot;=&quot; &amp; [.A4]" office:value-type="string" office:string-value="Журнал звонков - пропущенные=0x2197EF94">
            <text:p>Журнал звонков - пропущенные=0x2197EF94</text:p>
          </table:table-cell>
          <table:table-cell table:number-columns-repeated="1020"/>
        </table:table-row>
        <table:table-row table:style-name="ro1">
          <table:table-cell office:value-type="string">
            <text:p>0x2197F0C4</text:p>
          </table:table-cell>
          <table:table-cell office:value-type="string">
            <text:p>Журнал звонков - исходящие</text:p>
          </table:table-cell>
          <table:table-cell table:formula="of:=[.B5] &amp; &quot;=&quot; &amp; [.A5]" office:value-type="string" office:string-value="Журнал звонков - исходящие=0x2197F0C4">
            <text:p>Журнал звонков - исходящие=0x2197F0C4</text:p>
          </table:table-cell>
          <table:table-cell table:number-columns-repeated="1020"/>
        </table:table-row>
        <table:table-row table:style-name="ro1">
          <table:table-cell office:value-type="string">
            <text:p>0x2197F1E4</text:p>
          </table:table-cell>
          <table:table-cell office:value-type="string">
            <text:p>Журнал звонков - входящие</text:p>
          </table:table-cell>
          <table:table-cell table:formula="of:=[.B6] &amp; &quot;=&quot; &amp; [.A6]" office:value-type="string" office:string-value="Журнал звонков - входящие=0x2197F1E4">
            <text:p>Журнал звонков - входящие=0x2197F1E4</text:p>
          </table:table-cell>
          <table:table-cell table:number-columns-repeated="1020"/>
        </table:table-row>
        <table:table-row table:style-name="ro1">
          <table:table-cell office:value-type="string">
            <text:p>0x20BBE564</text:p>
          </table:table-cell>
          <table:table-cell office:value-type="string">
            <text:p>Журнал звонков - Чёрный список</text:p>
          </table:table-cell>
          <table:table-cell table:formula="of:=[.B7] &amp; &quot;=&quot; &amp; [.A7]" office:value-type="string" office:string-value="Журнал звонков - Чёрный список=0x20BBE564">
            <text:p>Журнал звонков - Чёрный список=0x20BBE564</text:p>
          </table:table-cell>
          <table:table-cell table:number-columns-repeated="1020"/>
        </table:table-row>
        <table:table-row table:style-name="ro1">
          <table:table-cell office:value-type="string">
            <text:p>0x202FAB5C</text:p>
          </table:table-cell>
          <table:table-cell office:value-type="string">
            <text:p>Диспетчер вызовов</text:p>
          </table:table-cell>
          <table:table-cell table:formula="of:=[.B8] &amp; &quot;=&quot; &amp; [.A8]" office:value-type="string" office:string-value="Диспетчер вызовов=0x202FAB5C">
            <text:p>Диспетчер вызовов=0x202FAB5C</text:p>
          </table:table-cell>
          <table:table-cell table:number-columns-repeated="1020"/>
        </table:table-row>
        <table:table-row table:style-name="ro1">
          <table:table-cell office:value-type="string">
            <text:p>0x21054280</text:p>
          </table:table-cell>
          <table:table-cell office:value-type="string">
            <text:p>Контакты</text:p>
          </table:table-cell>
          <table:table-cell table:formula="of:=[.B9] &amp; &quot;=&quot; &amp; [.A9]" office:value-type="string" office:string-value="Контакты=0x21054280">
            <text:p>Контакты=0x21054280</text:p>
          </table:table-cell>
          <table:table-cell table:number-columns-repeated="1020"/>
        </table:table-row>
        <table:table-row table:style-name="ro1">
          <table:table-cell office:value-type="string">
            <text:p>0x20BD109C</text:p>
          </table:table-cell>
          <table:table-cell office:value-type="string">
            <text:p>MP3 Плеер</text:p>
          </table:table-cell>
          <table:table-cell table:formula="of:=[.B10] &amp; &quot;=&quot; &amp; [.A10]" office:value-type="string" office:string-value="MP3 Плеер=0x20BD109C">
            <text:p>MP3 Плеер=0x20BD109C</text:p>
          </table:table-cell>
          <table:table-cell table:number-columns-repeated="1020"/>
        </table:table-row>
        <table:table-row table:style-name="ro1">
          <table:table-cell office:value-type="string">
            <text:p>0x203278F8</text:p>
          </table:table-cell>
          <table:table-cell office:value-type="string">
            <text:p>Интернет</text:p>
          </table:table-cell>
          <table:table-cell table:formula="of:=[.B11] &amp; &quot;=&quot; &amp; [.A11]" office:value-type="string" office:string-value="Интернет=0x203278F8">
            <text:p>Интернет=0x203278F8</text:p>
          </table:table-cell>
          <table:table-cell table:number-columns-repeated="1020"/>
        </table:table-row>
        <table:table-row table:style-name="ro1">
          <table:table-cell office:value-type="string">
            <text:p>0x20331928</text:p>
          </table:table-cell>
          <table:table-cell office:value-type="string">
            <text:p>Сообщения</text:p>
          </table:table-cell>
          <table:table-cell table:formula="of:=[.B12] &amp; &quot;=&quot; &amp; [.A12]" office:value-type="string" office:string-value="Сообщения=0x20331928">
            <text:p>Сообщения=0x20331928</text:p>
          </table:table-cell>
          <table:table-cell table:number-columns-repeated="1020"/>
        </table:table-row>
        <table:table-row table:style-name="ro1">
          <table:table-cell office:value-type="string">
            <text:p>0x21A5ED2C</text:p>
          </table:table-cell>
          <table:table-cell office:value-type="string">
            <text:p>Сообщения - Настройки</text:p>
          </table:table-cell>
          <table:table-cell table:formula="of:=[.B13] &amp; &quot;=&quot; &amp; [.A13]" office:value-type="string" office:string-value="Сообщения - Настройки=0x21A5ED2C">
            <text:p>Сообщения - Настройки=0x21A5ED2C</text:p>
          </table:table-cell>
          <table:table-cell table:number-columns-repeated="1020"/>
        </table:table-row>
        <table:table-row table:style-name="ro1">
          <table:table-cell office:value-type="string">
            <text:p>0x2165A1D8</text:p>
          </table:table-cell>
          <table:table-cell office:value-type="string">
            <text:p>Сообщения - Очистить папки</text:p>
          </table:table-cell>
          <table:table-cell table:formula="of:=[.B14] &amp; &quot;=&quot; &amp; [.A14]" office:value-type="string" office:string-value="Сообщения - Очистить папки=0x2165A1D8">
            <text:p>Сообщения - Очистить папки=0x2165A1D8</text:p>
          </table:table-cell>
          <table:table-cell table:number-columns-repeated="1020"/>
        </table:table-row>
        <table:table-row table:style-name="ro1">
          <table:table-cell office:value-type="string">
            <text:p>0x20331CD8</text:p>
          </table:table-cell>
          <table:table-cell office:value-type="string">
            <text:p>Сообщения - Мои сообщения</text:p>
          </table:table-cell>
          <table:table-cell table:formula="of:=[.B15] &amp; &quot;=&quot; &amp; [.A15]" office:value-type="string" office:string-value="Сообщения - Мои сообщения=0x20331CD8">
            <text:p>Сообщения - Мои сообщения=0x20331CD8</text:p>
          </table:table-cell>
          <table:table-cell table:number-columns-repeated="1020"/>
        </table:table-row>
        <table:table-row table:style-name="ro1">
          <table:table-cell office:value-type="string">
            <text:p>0x21657868</text:p>
          </table:table-cell>
          <table:table-cell office:value-type="string">
            <text:p>Сообщения - Входящие</text:p>
          </table:table-cell>
          <table:table-cell table:formula="of:=[.B16] &amp; &quot;=&quot; &amp; [.A16]" office:value-type="string" office:string-value="Сообщения - Входящие=0x21657868">
            <text:p>Сообщения - Входящие=0x21657868</text:p>
          </table:table-cell>
          <table:table-cell table:number-columns-repeated="1020"/>
        </table:table-row>
        <table:table-row table:style-name="ro1">
          <table:table-cell office:value-type="string">
            <text:p>0x216578D8</text:p>
          </table:table-cell>
          <table:table-cell office:value-type="string">
            <text:p>Сообщения - Исходящие</text:p>
          </table:table-cell>
          <table:table-cell table:formula="of:=[.B17] &amp; &quot;=&quot; &amp; [.A17]" office:value-type="string" office:string-value="Сообщения - Исходящие=0x216578D8">
            <text:p>Сообщения - Исходящие=0x216578D8</text:p>
          </table:table-cell>
          <table:table-cell table:number-columns-repeated="1020"/>
        </table:table-row>
        <table:table-row table:style-name="ro1">
          <table:table-cell office:value-type="string">
            <text:p>0x216579D8</text:p>
          </table:table-cell>
          <table:table-cell office:value-type="string">
            <text:p>Сообщения - Отправленные</text:p>
          </table:table-cell>
          <table:table-cell table:formula="of:=[.B18] &amp; &quot;=&quot; &amp; [.A18]" office:value-type="string" office:string-value="Сообщения - Отправленные=0x216579D8">
            <text:p>Сообщения - Отправленные=0x216579D8</text:p>
          </table:table-cell>
          <table:table-cell table:number-columns-repeated="1020"/>
        </table:table-row>
        <table:table-row table:style-name="ro1">
          <table:table-cell office:value-type="string">
            <text:p>0x21657958</text:p>
          </table:table-cell>
          <table:table-cell office:value-type="string">
            <text:p>Сообщения - Черновики</text:p>
          </table:table-cell>
          <table:table-cell table:formula="of:=[.B19] &amp; &quot;=&quot; &amp; [.A19]" office:value-type="string" office:string-value="Сообщения - Черновики=0x21657958">
            <text:p>Сообщения - Черновики=0x21657958</text:p>
          </table:table-cell>
          <table:table-cell table:number-columns-repeated="1020"/>
        </table:table-row>
        <table:table-row table:style-name="ro1">
          <table:table-cell office:value-type="string">
            <text:p>0x20331F58</text:p>
          </table:table-cell>
          <table:table-cell office:value-type="string">
            <text:p>Сообщения - Шаблоны</text:p>
          </table:table-cell>
          <table:table-cell table:formula="of:=[.B20] &amp; &quot;=&quot; &amp; [.A20]" office:value-type="string" office:string-value="Сообщения - Шаблоны=0x20331F58">
            <text:p>Сообщения - Шаблоны=0x20331F58</text:p>
          </table:table-cell>
          <table:table-cell table:number-columns-repeated="1020"/>
        </table:table-row>
        <table:table-row table:style-name="ro1">
          <table:table-cell office:value-type="string">
            <text:p>0x21657A58</text:p>
          </table:table-cell>
          <table:table-cell office:value-type="string">
            <text:p>Сообщения - Моя папка</text:p>
          </table:table-cell>
          <table:table-cell table:formula="of:=[.B21] &amp; &quot;=&quot; &amp; [.A21]" office:value-type="string" office:string-value="Сообщения - Моя папка=0x21657A58">
            <text:p>Сообщения - Моя папка=0x21657A58</text:p>
          </table:table-cell>
          <table:table-cell table:number-columns-repeated="1020"/>
        </table:table-row>
        <table:table-row table:style-name="ro1">
          <table:table-cell office:value-type="string">
            <text:p>0x20D3E64C</text:p>
          </table:table-cell>
          <table:table-cell office:value-type="string">
            <text:p>Сообщения - Создать</text:p>
          </table:table-cell>
          <table:table-cell table:formula="of:=[.B22] &amp; &quot;=&quot; &amp; [.A22]" office:value-type="string" office:string-value="Сообщения - Создать=0x20D3E64C">
            <text:p>Сообщения - Создать=0x20D3E64C</text:p>
          </table:table-cell>
          <table:table-cell table:number-columns-repeated="1020"/>
        </table:table-row>
        <table:table-row table:style-name="ro1">
          <table:table-cell office:value-type="string">
            <text:p>0x21A408CC</text:p>
          </table:table-cell>
          <table:table-cell office:value-type="string">
            <text:p>Сообщения - Состояние памяти</text:p>
          </table:table-cell>
          <table:table-cell table:formula="of:=[.B23] &amp; &quot;=&quot; &amp; [.A23]" office:value-type="string" office:string-value="Сообщения - Состояние памяти=0x21A408CC">
            <text:p>Сообщения - Состояние памяти=0x21A408CC</text:p>
          </table:table-cell>
          <table:table-cell table:number-columns-repeated="1020"/>
        </table:table-row>
        <table:table-row table:style-name="ro1">
          <table:table-cell office:value-type="string">
            <text:p>0x20D3F37C</text:p>
          </table:table-cell>
          <table:table-cell office:value-type="string">
            <text:p>Сообщения - Экстренные</text:p>
          </table:table-cell>
          <table:table-cell table:formula="of:=[.B24] &amp; &quot;=&quot; &amp; [.A24]" office:value-type="string" office:string-value="Сообщения - Экстренные=0x20D3F37C">
            <text:p>Сообщения - Экстренные=0x20D3F37C</text:p>
          </table:table-cell>
          <table:table-cell table:number-columns-repeated="1020"/>
        </table:table-row>
        <table:table-row table:style-name="ro1">
          <table:table-cell office:value-type="string">
            <text:p>0x215554F4</text:p>
          </table:table-cell>
          <table:table-cell office:value-type="string">
            <text:p>Сообщения сети</text:p>
          </table:table-cell>
          <table:table-cell table:formula="of:=[.B25] &amp; &quot;=&quot; &amp; [.A25]" office:value-type="string" office:string-value="Сообщения сети=0x215554F4">
            <text:p>Сообщения сети=0x215554F4</text:p>
          </table:table-cell>
          <table:table-cell table:number-columns-repeated="1020"/>
        </table:table-row>
        <table:table-row table:style-name="ro1">
          <table:table-cell office:value-type="string">
            <text:p>0x20C87608</text:p>
          </table:table-cell>
          <table:table-cell office:value-type="string">
            <text:p>Сообщения сети - Чтение</text:p>
          </table:table-cell>
          <table:table-cell table:formula="of:=[.B26] &amp; &quot;=&quot; &amp; [.A26]" office:value-type="string" office:string-value="Сообщения сети - Чтение=0x20C87608">
            <text:p>Сообщения сети - Чтение=0x20C87608</text:p>
          </table:table-cell>
          <table:table-cell table:number-columns-repeated="1020"/>
        </table:table-row>
        <table:table-row table:style-name="ro1">
          <table:table-cell office:value-type="string">
            <text:p>0x20337E10</text:p>
          </table:table-cell>
          <table:table-cell office:value-type="string">
            <text:p>Мои файлы</text:p>
          </table:table-cell>
          <table:table-cell table:formula="of:=[.B27] &amp; &quot;=&quot; &amp; [.A27]" office:value-type="string" office:string-value="Мои файлы=0x20337E10">
            <text:p>Мои файлы=0x20337E10</text:p>
          </table:table-cell>
          <table:table-cell table:number-columns-repeated="1020"/>
        </table:table-row>
        <table:table-row table:style-name="ro1">
          <table:table-cell office:value-type="string">
            <text:p>0x20BB2D04</text:p>
          </table:table-cell>
          <table:table-cell office:value-type="string">
            <text:p>Органайзер (Меню)</text:p>
          </table:table-cell>
          <table:table-cell table:formula="of:=[.B28] &amp; &quot;=&quot; &amp; [.A28]" office:value-type="string" office:string-value="Органайзер (Меню)=0x20BB2D04">
            <text:p>Органайзер (Меню)=0x20BB2D04</text:p>
          </table:table-cell>
          <table:table-cell table:number-columns-repeated="1020"/>
        </table:table-row>
        <table:table-row table:style-name="ro1">
          <table:table-cell office:value-type="string">
            <text:p>0x20282D1C</text:p>
          </table:table-cell>
          <table:table-cell office:value-type="string">
            <text:p>Календарь</text:p>
          </table:table-cell>
          <table:table-cell table:formula="of:=[.B29] &amp; &quot;=&quot; &amp; [.A29]" office:value-type="string" office:string-value="Календарь=0x20282D1C">
            <text:p>Календарь=0x20282D1C</text:p>
          </table:table-cell>
          <table:table-cell table:number-columns-repeated="1020"/>
        </table:table-row>
        <table:table-row table:style-name="ro1">
          <table:table-cell office:value-type="string">
            <text:p>0x20D69864</text:p>
          </table:table-cell>
          <table:table-cell office:value-type="string">
            <text:p>Заметки</text:p>
          </table:table-cell>
          <table:table-cell table:formula="of:=[.B30] &amp; &quot;=&quot; &amp; [.A30]" office:value-type="string" office:string-value="Заметки=0x20D69864">
            <text:p>Заметки=0x20D69864</text:p>
          </table:table-cell>
          <table:table-cell table:number-columns-repeated="1020"/>
        </table:table-row>
        <table:table-row table:style-name="ro1">
          <table:table-cell office:value-type="string">
            <text:p>0x20BB49F4</text:p>
          </table:table-cell>
          <table:table-cell office:value-type="string">
            <text:p>Задача</text:p>
          </table:table-cell>
          <table:table-cell table:formula="of:=[.B31] &amp; &quot;=&quot; &amp; [.A31]" office:value-type="string" office:string-value="Задача=0x20BB49F4">
            <text:p>Задача=0x20BB49F4</text:p>
          </table:table-cell>
          <table:table-cell table:number-columns-repeated="1020"/>
        </table:table-row>
        <table:table-row table:style-name="ro1">
          <table:table-cell office:value-type="string">
            <text:p>0x20D3CA8C</text:p>
          </table:table-cell>
          <table:table-cell office:value-type="string">
            <text:p>Мировое время</text:p>
          </table:table-cell>
          <table:table-cell table:formula="of:=[.B32] &amp; &quot;=&quot; &amp; [.A32]" office:value-type="string" office:string-value="Мировое время=0x20D3CA8C">
            <text:p>Мировое время=0x20D3CA8C</text:p>
          </table:table-cell>
          <table:table-cell table:number-columns-repeated="1020"/>
        </table:table-row>
        <table:table-row table:style-name="ro1">
          <table:table-cell office:value-type="string">
            <text:p>0x21A5BB84</text:p>
          </table:table-cell>
          <table:table-cell office:value-type="string">
            <text:p>Калькулятор</text:p>
          </table:table-cell>
          <table:table-cell table:formula="of:=[.B33] &amp; &quot;=&quot; &amp; [.A33]" office:value-type="string" office:string-value="Калькулятор=0x21A5BB84">
            <text:p>Калькулятор=0x21A5BB84</text:p>
          </table:table-cell>
          <table:table-cell table:number-columns-repeated="1020"/>
        </table:table-row>
        <table:table-row table:style-name="ro1">
          <table:table-cell office:value-type="string">
            <text:p>0x207EA17C</text:p>
          </table:table-cell>
          <table:table-cell office:value-type="string">
            <text:p>Конвертер</text:p>
          </table:table-cell>
          <table:table-cell table:formula="of:=[.B34] &amp; &quot;=&quot; &amp; [.A34]" office:value-type="string" office:string-value="Конвертер=0x207EA17C">
            <text:p>Конвертер=0x207EA17C</text:p>
          </table:table-cell>
          <table:table-cell table:number-columns-repeated="1020"/>
        </table:table-row>
        <table:table-row table:style-name="ro1">
          <table:table-cell office:value-type="string">
            <text:p>0x20299AB8</text:p>
          </table:table-cell>
          <table:table-cell office:value-type="string">
            <text:p>Камера</text:p>
          </table:table-cell>
          <table:table-cell table:formula="of:=[.B35] &amp; &quot;=&quot; &amp; [.A35]" office:value-type="string" office:string-value="Камера=0x20299AB8">
            <text:p>Камера=0x20299AB8</text:p>
          </table:table-cell>
          <table:table-cell table:number-columns-repeated="1020"/>
        </table:table-row>
        <table:table-row table:style-name="ro1">
          <table:table-cell office:value-type="string">
            <text:p>0x20C343C4</text:p>
          </table:table-cell>
          <table:table-cell office:value-type="string">
            <text:p>FM-радио</text:p>
          </table:table-cell>
          <table:table-cell table:formula="of:=[.B36] &amp; &quot;=&quot; &amp; [.A36]" office:value-type="string" office:string-value="FM-радио=0x20C343C4">
            <text:p>FM-радио=0x20C343C4</text:p>
          </table:table-cell>
          <table:table-cell table:number-columns-repeated="1020"/>
        </table:table-row>
        <table:table-row table:style-name="ro1">
          <table:table-cell office:value-type="string">
            <text:p>0x211D9E2C</text:p>
          </table:table-cell>
          <table:table-cell office:value-type="string">
            <text:p>Приложения (Меню)</text:p>
          </table:table-cell>
          <table:table-cell table:formula="of:=[.B37] &amp; &quot;=&quot; &amp; [.A37]" office:value-type="string" office:string-value="Приложения (Меню)=0x211D9E2C">
            <text:p>Приложения (Меню)=0x211D9E2C</text:p>
          </table:table-cell>
          <table:table-cell table:number-columns-repeated="1020"/>
        </table:table-row>
        <table:table-row table:style-name="ro1">
          <table:table-cell office:value-type="string">
            <text:p>0x21073FE0</text:p>
          </table:table-cell>
          <table:table-cell office:value-type="string">
            <text:p>Фоторедактор</text:p>
          </table:table-cell>
          <table:table-cell table:formula="of:=[.B38] &amp; &quot;=&quot; &amp; [.A38]" office:value-type="string" office:string-value="Фоторедактор=0x21073FE0">
            <text:p>Фоторедактор=0x21073FE0</text:p>
          </table:table-cell>
          <table:table-cell table:number-columns-repeated="1020"/>
        </table:table-row>
        <table:table-row table:style-name="ro1">
          <table:table-cell office:value-type="string">
            <text:p>0x216AB120</text:p>
          </table:table-cell>
          <table:table-cell office:value-type="string">
            <text:p>Словарь с заставкой</text:p>
          </table:table-cell>
          <table:table-cell table:formula="of:=[.B39] &amp; &quot;=&quot; &amp; [.A39]" office:value-type="string" office:string-value="Словарь с заставкой=0x216AB120">
            <text:p>Словарь с заставкой=0x216AB120</text:p>
          </table:table-cell>
          <table:table-cell table:number-columns-repeated="1020"/>
        </table:table-row>
        <table:table-row table:style-name="ro1">
          <table:table-cell office:value-type="string">
            <text:p>0x216AB180</text:p>
          </table:table-cell>
          <table:table-cell office:value-type="string">
            <text:p>Словарь без заставки</text:p>
          </table:table-cell>
          <table:table-cell table:formula="of:=[.B40] &amp; &quot;=&quot; &amp; [.A40]" office:value-type="string" office:string-value="Словарь без заставки=0x216AB180">
            <text:p>Словарь без заставки=0x216AB180</text:p>
          </table:table-cell>
          <table:table-cell table:number-columns-repeated="1020"/>
        </table:table-row>
        <table:table-row table:style-name="ro1">
          <table:table-cell office:value-type="string">
            <text:p>0x211F0D28</text:p>
          </table:table-cell>
          <table:table-cell office:value-type="string">
            <text:p>Игры и приложения</text:p>
          </table:table-cell>
          <table:table-cell table:formula="of:=[.B41] &amp; &quot;=&quot; &amp; [.A41]" office:value-type="string" office:string-value="Игры и приложения=0x211F0D28">
            <text:p>Игры и приложения=0x211F0D28</text:p>
          </table:table-cell>
          <table:table-cell table:number-columns-repeated="1020"/>
        </table:table-row>
        <table:table-row table:style-name="ro1">
          <table:table-cell office:value-type="string">
            <text:p>0x207E7F6C</text:p>
          </table:table-cell>
          <table:table-cell office:value-type="string">
            <text:p>Диктофон</text:p>
          </table:table-cell>
          <table:table-cell table:formula="of:=[.B42] &amp; &quot;=&quot; &amp; [.A42]" office:value-type="string" office:string-value="Диктофон=0x207E7F6C">
            <text:p>Диктофон=0x207E7F6C</text:p>
          </table:table-cell>
          <table:table-cell table:number-columns-repeated="1020"/>
        </table:table-row>
        <table:table-row table:style-name="ro1">
          <table:table-cell office:value-type="string">
            <text:p>0x219BA108</text:p>
          </table:table-cell>
          <table:table-cell office:value-type="string">
            <text:p>BlueTooth Активировать</text:p>
          </table:table-cell>
          <table:table-cell table:formula="of:=[.B43] &amp; &quot;=&quot; &amp; [.A43]" office:value-type="string" office:string-value="BlueTooth Активировать=0x219BA108">
            <text:p>BlueTooth Активировать=0x219BA108</text:p>
          </table:table-cell>
          <table:table-cell table:number-columns-repeated="1020"/>
        </table:table-row>
        <table:table-row table:style-name="ro1">
          <table:table-cell office:value-type="string">
            <text:p>0x207FA95C</text:p>
          </table:table-cell>
          <table:table-cell office:value-type="string">
            <text:p>BlueTooth Активировать/Деактивировать</text:p>
          </table:table-cell>
          <table:table-cell table:formula="of:=[.B44] &amp; &quot;=&quot; &amp; [.A44]" office:value-type="string" office:string-value="BlueTooth Активировать/Деактивировать=0x207FA95C">
            <text:p>BlueTooth Активировать/Деактивировать=0x207FA95C</text:p>
          </table:table-cell>
          <table:table-cell table:number-columns-repeated="1020"/>
        </table:table-row>
        <table:table-row table:style-name="ro1">
          <table:table-cell office:value-type="string">
            <text:p>0x20742E5C</text:p>
          </table:table-cell>
          <table:table-cell office:value-type="string">
            <text:p>BlueTooth Мои устройства</text:p>
          </table:table-cell>
          <table:table-cell table:formula="of:=[.B45] &amp; &quot;=&quot; &amp; [.A45]" office:value-type="string" office:string-value="BlueTooth Мои устройства=0x20742E5C">
            <text:p>BlueTooth Мои устройства=0x20742E5C</text:p>
          </table:table-cell>
          <table:table-cell table:number-columns-repeated="1020"/>
        </table:table-row>
        <table:table-row table:style-name="ro1">
          <table:table-cell office:value-type="string">
            <text:p>0x20BFD680</text:p>
          </table:table-cell>
          <table:table-cell office:value-type="string">
            <text:p>Bluetooth Настройки</text:p>
          </table:table-cell>
          <table:table-cell table:formula="of:=[.B46] &amp; &quot;=&quot; &amp; [.A46]" office:value-type="string" office:string-value="Bluetooth Настройки=0x20BFD680">
            <text:p>Bluetooth Настройки=0x20BFD680</text:p>
          </table:table-cell>
          <table:table-cell table:number-columns-repeated="1020"/>
        </table:table-row>
        <table:table-row table:style-name="ro1">
          <table:table-cell office:value-type="string">
            <text:p>0x2109559C</text:p>
          </table:table-cell>
          <table:table-cell office:value-type="string">
            <text:p>BlueTooth Список услуг</text:p>
          </table:table-cell>
          <table:table-cell table:formula="of:=[.B47] &amp; &quot;=&quot; &amp; [.A47]" office:value-type="string" office:string-value="BlueTooth Список услуг=0x2109559C">
            <text:p>BlueTooth Список услуг=0x2109559C</text:p>
          </table:table-cell>
          <table:table-cell table:number-columns-repeated="1020"/>
        </table:table-row>
        <table:table-row table:style-name="ro1">
          <table:table-cell office:value-type="string">
            <text:p>0x20D3CD8C</text:p>
          </table:table-cell>
          <table:table-cell office:value-type="string">
            <text:p>Таймер</text:p>
          </table:table-cell>
          <table:table-cell table:formula="of:=[.B48] &amp; &quot;=&quot; &amp; [.A48]" office:value-type="string" office:string-value="Таймер=0x20D3CD8C">
            <text:p>Таймер=0x20D3CD8C</text:p>
          </table:table-cell>
          <table:table-cell table:number-columns-repeated="1020"/>
        </table:table-row>
        <table:table-row table:style-name="ro1">
          <table:table-cell office:value-type="string">
            <text:p>0x207ED0D0</text:p>
          </table:table-cell>
          <table:table-cell office:value-type="string">
            <text:p>Секундомер</text:p>
          </table:table-cell>
          <table:table-cell table:formula="of:=[.B49] &amp; &quot;=&quot; &amp; [.A49]" office:value-type="string" office:string-value="Секундомер=0x207ED0D0">
            <text:p>Секундомер=0x207ED0D0</text:p>
          </table:table-cell>
          <table:table-cell table:number-columns-repeated="1020"/>
        </table:table-row>
        <table:table-row table:style-name="ro1">
          <table:table-cell office:value-type="string">
            <text:p>0x20D3BD1C</text:p>
          </table:table-cell>
          <table:table-cell office:value-type="string">
            <text:p>Будильник</text:p>
          </table:table-cell>
          <table:table-cell table:formula="of:=[.B50] &amp; &quot;=&quot; &amp; [.A50]" office:value-type="string" office:string-value="Будильник=0x20D3BD1C">
            <text:p>Будильник=0x20D3BD1C</text:p>
          </table:table-cell>
          <table:table-cell table:number-columns-repeated="1020"/>
        </table:table-row>
        <table:table-row table:style-name="ro1">
          <table:table-cell office:value-type="string">
            <text:p>0x2163CC84</text:p>
          </table:table-cell>
          <table:table-cell office:value-type="string">
            <text:p>Настройки (Меню)</text:p>
          </table:table-cell>
          <table:table-cell table:formula="of:=[.B51] &amp; &quot;=&quot; &amp; [.A51]" office:value-type="string" office:string-value="Настройки (Меню)=0x2163CC84">
            <text:p>Настройки (Меню)=0x2163CC84</text:p>
          </table:table-cell>
          <table:table-cell table:number-columns-repeated="1020"/>
        </table:table-row>
        <table:table-row table:style-name="ro1">
          <table:table-cell office:value-type="string">
            <text:p>0x211B4660</text:p>
          </table:table-cell>
          <table:table-cell office:value-type="string">
            <text:p>Настр. Диспетчер сим-карт</text:p>
          </table:table-cell>
          <table:table-cell table:formula="of:=[.B52] &amp; &quot;=&quot; &amp; [.A52]" office:value-type="string" office:string-value="Настр. Диспетчер сим-карт=0x211B4660">
            <text:p>Настр. Диспетчер сим-карт=0x211B4660</text:p>
          </table:table-cell>
          <table:table-cell table:number-columns-repeated="1020"/>
        </table:table-row>
        <table:table-row table:style-name="ro1">
          <table:table-cell office:value-type="string">
            <text:p>0x203103CC</text:p>
          </table:table-cell>
          <table:table-cell office:value-type="string">
            <text:p>Настр. Профили</text:p>
          </table:table-cell>
          <table:table-cell table:formula="of:=[.B53] &amp; &quot;=&quot; &amp; [.A53]" office:value-type="string" office:string-value="Настр. Профили=0x203103CC">
            <text:p>Настр. Профили=0x203103CC</text:p>
          </table:table-cell>
          <table:table-cell table:number-columns-repeated="1020"/>
        </table:table-row>
        <table:table-row table:style-name="ro1">
          <table:table-cell office:value-type="string">
            <text:p>0x20D24FB0</text:p>
          </table:table-cell>
          <table:table-cell office:value-type="string">
            <text:p>Настр. Дисплей и подсветка</text:p>
          </table:table-cell>
          <table:table-cell table:formula="of:=[.B54] &amp; &quot;=&quot; &amp; [.A54]" office:value-type="string" office:string-value="Настр. Дисплей и подсветка=0x20D24FB0">
            <text:p>Настр. Дисплей и подсветка=0x20D24FB0</text:p>
          </table:table-cell>
          <table:table-cell table:number-columns-repeated="1020"/>
        </table:table-row>
        <table:table-row table:style-name="ro1">
          <table:table-cell office:value-type="string">
            <text:p>0x21639194</text:p>
          </table:table-cell>
          <table:table-cell office:value-type="string">
            <text:p>Настр. Яркость дисплея</text:p>
          </table:table-cell>
          <table:table-cell table:formula="of:=[.B55] &amp; &quot;=&quot; &amp; [.A55]" office:value-type="string" office:string-value="Настр. Яркость дисплея=0x21639194">
            <text:p>Настр. Яркость дисплея=0x21639194</text:p>
          </table:table-cell>
          <table:table-cell table:number-columns-repeated="1020"/>
        </table:table-row>
        <table:table-row table:style-name="ro1">
          <table:table-cell office:value-type="string">
            <text:p>0x211DBCFC</text:p>
          </table:table-cell>
          <table:table-cell office:value-type="string">
            <text:p>Настр. Время и дата</text:p>
          </table:table-cell>
          <table:table-cell table:formula="of:=[.B56] &amp; &quot;=&quot; &amp; [.A56]" office:value-type="string" office:string-value="Настр. Время и дата=0x211DBCFC">
            <text:p>Настр. Время и дата=0x211DBCFC</text:p>
          </table:table-cell>
          <table:table-cell table:number-columns-repeated="1020"/>
        </table:table-row>
        <table:table-row table:style-name="ro1">
          <table:table-cell office:value-type="string">
            <text:p>0x21A425A0</text:p>
          </table:table-cell>
          <table:table-cell office:value-type="string">
            <text:p>Настр. Телефон</text:p>
          </table:table-cell>
          <table:table-cell table:formula="of:=[.B57] &amp; &quot;=&quot; &amp; [.A57]" office:value-type="string" office:string-value="Настр. Телефон=0x21A425A0">
            <text:p>Настр. Телефон=0x21A425A0</text:p>
          </table:table-cell>
          <table:table-cell table:number-columns-repeated="1020"/>
        </table:table-row>
        <table:table-row table:style-name="ro1">
          <table:table-cell office:value-type="string">
            <text:p>0x211B6DA8</text:p>
          </table:table-cell>
          <table:table-cell office:value-type="string">
            <text:p>Настр. Приложения</text:p>
          </table:table-cell>
          <table:table-cell table:formula="of:=[.B58] &amp; &quot;=&quot; &amp; [.A58]" office:value-type="string" office:string-value="Настр. Приложения=0x211B6DA8">
            <text:p>Настр. Приложения=0x211B6DA8</text:p>
          </table:table-cell>
          <table:table-cell table:number-columns-repeated="1020"/>
        </table:table-row>
        <table:table-row table:style-name="ro1">
          <table:table-cell office:value-type="string">
            <text:p>0x2030E3FC</text:p>
          </table:table-cell>
          <table:table-cell office:value-type="string">
            <text:p>Настр. Безопасность</text:p>
          </table:table-cell>
          <table:table-cell table:formula="of:=[.B59] &amp; &quot;=&quot; &amp; [.A59]" office:value-type="string" office:string-value="Настр. Безопасность=0x2030E3FC">
            <text:p>Настр. Безопасность=0x2030E3FC</text:p>
          </table:table-cell>
          <table:table-cell table:number-columns-repeated="1020"/>
        </table:table-row>
        <table:table-row table:style-name="ro1">
          <table:table-cell office:value-type="string">
            <text:p>0x207CBB28</text:p>
          </table:table-cell>
          <table:table-cell office:value-type="string">
            <text:p>Настр. Сеть</text:p>
          </table:table-cell>
          <table:table-cell table:formula="of:=[.B60] &amp; &quot;=&quot; &amp; [.A60]" office:value-type="string" office:string-value="Настр. Сеть=0x207CBB28">
            <text:p>Настр. Сеть=0x207CBB28</text:p>
          </table:table-cell>
          <table:table-cell table:number-columns-repeated="1020"/>
        </table:table-row>
        <table:table-row table:style-name="ro1">
          <table:table-cell office:value-type="string">
            <text:p>0x211B6B00</text:p>
          </table:table-cell>
          <table:table-cell office:value-type="string">
            <text:p>Настр. Подключение к ПК</text:p>
          </table:table-cell>
          <table:table-cell table:formula="of:=[.B61] &amp; &quot;=&quot; &amp; [.A61]" office:value-type="string" office:string-value="Настр. Подключение к ПК=0x211B6B00">
            <text:p>Настр. Подключение к ПК=0x211B6B00</text:p>
          </table:table-cell>
          <table:table-cell table:number-columns-repeated="1020"/>
        </table:table-row>
        <table:table-row table:style-name="ro1">
          <table:table-cell office:value-type="string">
            <text:p>0x21639418</text:p>
          </table:table-cell>
          <table:table-cell office:value-type="string">
            <text:p>Настр. Память</text:p>
          </table:table-cell>
          <table:table-cell table:formula="of:=[.B62] &amp; &quot;=&quot; &amp; [.A62]" office:value-type="string" office:string-value="Настр. Память=0x21639418">
            <text:p>Настр. Память=0x21639418</text:p>
          </table:table-cell>
          <table:table-cell table:number-columns-repeated="1020"/>
        </table:table-row>
        <table:table-row table:style-name="ro1">
          <table:table-cell office:value-type="string">
            <text:p>0x20295034</text:p>
          </table:table-cell>
          <table:table-cell office:value-type="string">
            <text:p>Голосовая почта</text:p>
          </table:table-cell>
          <table:table-cell table:formula="of:=[.B63] &amp; &quot;=&quot; &amp; [.A63]" office:value-type="string" office:string-value="Голосовая почта=0x20295034">
            <text:p>Голосовая почта=0x20295034</text:p>
          </table:table-cell>
          <table:table-cell table:number-columns-repeated="1020"/>
        </table:table-row>
        <table:table-row table:style-name="ro1">
          <table:table-cell office:value-type="string">
            <text:p>0x2079A3F0</text:p>
          </table:table-cell>
          <table:table-cell office:value-type="string">
            <text:p>Блок.клавиатуры</text:p>
          </table:table-cell>
          <table:table-cell table:formula="of:=[.B64] &amp; &quot;=&quot; &amp; [.A64]" office:value-type="string" office:string-value="Блок.клавиатуры=0x2079A3F0">
            <text:p>Блок.клавиатуры=0x2079A3F0</text:p>
          </table:table-cell>
          <table:table-cell table:number-columns-repeated="1020"/>
        </table:table-row>
        <table:table-row table:style-name="ro1">
          <table:table-cell office:value-type="string">
            <text:p>0x211B647C</text:p>
          </table:table-cell>
          <table:table-cell office:value-type="string">
            <text:p>Бесшумный режим вкл/выкл</text:p>
          </table:table-cell>
          <table:table-cell table:formula="of:=[.B65] &amp; &quot;=&quot; &amp; [.A65]" office:value-type="string" office:string-value="Бесшумный режим вкл/выкл=0x211B647C">
            <text:p>Бесшумный режим вкл/выкл=0x211B647C</text:p>
          </table:table-cell>
          <table:table-cell table:number-columns-repeated="1020"/>
        </table:table-row>
        <table:table-row table:style-name="ro1">
          <table:table-cell office:value-type="string">
            <text:p>0x2031225C</text:p>
          </table:table-cell>
          <table:table-cell office:value-type="string">
            <text:p>Сведения о телефоне</text:p>
          </table:table-cell>
          <table:table-cell table:formula="of:=[.B66] &amp; &quot;=&quot; &amp; [.A66]" office:value-type="string" office:string-value="Сведения о телефоне=0x2031225C">
            <text:p>Сведения о телефоне=0x2031225C</text:p>
          </table:table-cell>
          <table:table-cell table:number-columns-repeated="1020"/>
        </table:table-row>
        <table:table-row table:style-name="ro1">
          <table:table-cell office:value-type="string">
            <text:p>0x20D22524</text:p>
          </table:table-cell>
          <table:table-cell office:value-type="string">
            <text:p>Перезагрузка</text:p>
          </table:table-cell>
          <table:table-cell table:formula="of:=[.B67] &amp; &quot;=&quot; &amp; [.A67]" office:value-type="string" office:string-value="Перезагрузка=0x20D22524">
            <text:p>Перезагрузка=0x20D22524</text:p>
          </table:table-cell>
          <table:table-cell table:number-columns-repeated="1020"/>
        </table:table-row>
        <table:table-row table:style-name="ro1">
          <table:table-cell office:value-type="string">
            <text:p>0xFFFFFFFF</text:p>
          </table:table-cell>
          <table:table-cell office:value-type="string">
            <text:p>2:9-(оставить быстрый набор)</text:p>
          </table:table-cell>
          <table:table-cell table:formula="of:=[.B68] &amp; &quot;=&quot; &amp; [.A68]" office:value-type="string" office:string-value="2:9-(оставить быстрый набор)=0xFFFFFFFF">
            <text:p>2:9-(оставить быстрый набор)=0xFFFFFFFF</text:p>
          </table:table-cell>
          <table:table-cell table:number-columns-repeated="1020"/>
        </table:table-row>
        <table:table-row table:style-name="ro1">
          <table:table-cell office:value-type="string">
            <text:p>0x00000000</text:p>
          </table:table-cell>
          <table:table-cell office:value-type="string">
            <text:p>Нет действия</text:p>
          </table:table-cell>
          <table:table-cell table:formula="of:=[.B69] &amp; &quot;=&quot; &amp; [.A69]" office:value-type="string" office:string-value="Нет действия=0x00000000">
            <text:p>Нет действия=0x00000000</text:p>
          </table:table-cell>
          <table:table-cell table:number-columns-repeated="1020"/>
        </table:table-row>
        <table:table-row table:style-name="ro1">
          <table:table-cell office:value-type="string">
            <text:p>0x207F8B48</text:p>
          </table:table-cell>
          <table:table-cell office:value-type="string">
            <text:p>Фонарь(нужен патч)</text:p>
          </table:table-cell>
          <table:table-cell table:formula="of:=[.B70] &amp; &quot;=&quot; &amp; [.A70]" office:value-type="string" office:string-value="Фонарь(нужен патч)=0x207F8B48">
            <text:p>Фонарь(нужен патч)=0x207F8B48</text:p>
          </table:table-cell>
          <table:table-cell table:number-columns-repeated="1020"/>
        </table:table-row>
        <table:table-row table:style-name="ro1">
          <table:table-cell office:value-type="string">
            <text:p>0x207F6B70</text:p>
          </table:table-cell>
          <table:table-cell office:value-type="string">
            <text:p>Talker (нужен патч)</text:p>
          </table:table-cell>
          <table:table-cell table:formula="of:=[.B71] &amp; &quot;=&quot; &amp; [.A71]" office:value-type="string" office:string-value="Talker (нужен патч)=0x207F6B70">
            <text:p>Talker (нужен патч)=0x207F6B70</text:p>
          </table:table-cell>
          <table:table-cell table:number-columns-repeated="1020"/>
        </table:table-row>
        <table:table-row table:style-name="ro1">
          <table:table-cell office:value-type="string">
            <text:p>0x207FAABC</text:p>
          </table:table-cell>
          <table:table-cell office:value-type="string">
            <text:p>Экстра-инфо (нужен патч)</text:p>
          </table:table-cell>
          <table:table-cell table:formula="of:=[.B72] &amp; &quot;=&quot; &amp; [.A72]" office:value-type="string" office:string-value="Экстра-инфо (нужен патч)=0x207FAABC">
            <text:p>Экстра-инфо (нужен патч)=0x207FAABC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1" table:style-name="ta1">
        <table:table-column table:style-name="co56" table:number-columns-repeated="72" table:default-cell-style-name="Default"/>
        <table:table-row table:style-name="ro1">
          <table:table-cell office:value-type="string">
            <text:p>Главное меню=0x210D76F8</text:p>
          </table:table-cell>
          <table:table-cell office:value-type="string">
            <text:p>Журнал звонков (Меню)=0x20C831B4</text:p>
          </table:table-cell>
          <table:table-cell office:value-type="string">
            <text:p>Журнал звонков - последние=0x2071751C</text:p>
          </table:table-cell>
          <table:table-cell office:value-type="string">
            <text:p>Журнал звонков - пропущенные=0x2197EF94</text:p>
          </table:table-cell>
          <table:table-cell office:value-type="string">
            <text:p>Журнал звонков - исходящие=0x2197F0C4</text:p>
          </table:table-cell>
          <table:table-cell office:value-type="string">
            <text:p>Журнал звонков - входящие=0x2197F1E4</text:p>
          </table:table-cell>
          <table:table-cell office:value-type="string">
            <text:p>Журнал звонков - Чёрный список=0x20BBE564</text:p>
          </table:table-cell>
          <table:table-cell office:value-type="string">
            <text:p>Диспетчер вызовов=0x202FAB5C</text:p>
          </table:table-cell>
          <table:table-cell office:value-type="string">
            <text:p>Контакты=0x21054280</text:p>
          </table:table-cell>
          <table:table-cell office:value-type="string">
            <text:p>MP3 Плеер=0x20BD109C</text:p>
          </table:table-cell>
          <table:table-cell office:value-type="string">
            <text:p>Интернет=0x203278F8</text:p>
          </table:table-cell>
          <table:table-cell office:value-type="string">
            <text:p>Сообщения=0x20331928</text:p>
          </table:table-cell>
          <table:table-cell office:value-type="string">
            <text:p>Сообщения - Настройки=0x21A5ED2C</text:p>
          </table:table-cell>
          <table:table-cell office:value-type="string">
            <text:p>Сообщения - Очистить папки=0x2165A1D8</text:p>
          </table:table-cell>
          <table:table-cell office:value-type="string">
            <text:p>Сообщения - Мои сообщения=0x20331CD8</text:p>
          </table:table-cell>
          <table:table-cell office:value-type="string">
            <text:p>Сообщения - Входящие=0x21657868</text:p>
          </table:table-cell>
          <table:table-cell office:value-type="string">
            <text:p>Сообщения - Исходящие=0x216578D8</text:p>
          </table:table-cell>
          <table:table-cell office:value-type="string">
            <text:p>Сообщения - Отправленные=0x216579D8</text:p>
          </table:table-cell>
          <table:table-cell office:value-type="string">
            <text:p>Сообщения - Черновики=0x21657958</text:p>
          </table:table-cell>
          <table:table-cell office:value-type="string">
            <text:p>Сообщения - Шаблоны=0x20331F58</text:p>
          </table:table-cell>
          <table:table-cell office:value-type="string">
            <text:p>Сообщения - Моя папка=0x21657A58</text:p>
          </table:table-cell>
          <table:table-cell office:value-type="string">
            <text:p>Сообщения - Создать=0x20D3E64C</text:p>
          </table:table-cell>
          <table:table-cell office:value-type="string">
            <text:p>Сообщения - Состояние памяти=0x21A408CC</text:p>
          </table:table-cell>
          <table:table-cell office:value-type="string">
            <text:p>Сообщения - Экстренные=0x20D3F37C</text:p>
          </table:table-cell>
          <table:table-cell office:value-type="string">
            <text:p>Сообщения сети=0x215554F4</text:p>
          </table:table-cell>
          <table:table-cell office:value-type="string">
            <text:p>Сообщения сети - Чтение=0x20C87608</text:p>
          </table:table-cell>
          <table:table-cell office:value-type="string">
            <text:p>Мои файлы=0x20337E10</text:p>
          </table:table-cell>
          <table:table-cell office:value-type="string">
            <text:p>Органайзер (Меню)=0x20BB2D04</text:p>
          </table:table-cell>
          <table:table-cell office:value-type="string">
            <text:p>Календарь=0x20282D1C</text:p>
          </table:table-cell>
          <table:table-cell office:value-type="string">
            <text:p>Заметки=0x20D69864</text:p>
          </table:table-cell>
          <table:table-cell office:value-type="string">
            <text:p>Задача=0x20BB49F4</text:p>
          </table:table-cell>
          <table:table-cell office:value-type="string">
            <text:p>Мировое время=0x20D3CA8C</text:p>
          </table:table-cell>
          <table:table-cell office:value-type="string">
            <text:p>Калькулятор=0x21A5BB84</text:p>
          </table:table-cell>
          <table:table-cell office:value-type="string">
            <text:p>Конвертер=0x207EA17C</text:p>
          </table:table-cell>
          <table:table-cell office:value-type="string">
            <text:p>Камера=0x20299AB8</text:p>
          </table:table-cell>
          <table:table-cell office:value-type="string">
            <text:p>FM-радио=0x20C343C4</text:p>
          </table:table-cell>
          <table:table-cell office:value-type="string">
            <text:p>Приложения (Меню)=0x211D9E2C</text:p>
          </table:table-cell>
          <table:table-cell office:value-type="string">
            <text:p>Фоторедактор=0x21073FE0</text:p>
          </table:table-cell>
          <table:table-cell office:value-type="string">
            <text:p>Словарь с заставкой=0x216AB120</text:p>
          </table:table-cell>
          <table:table-cell office:value-type="string">
            <text:p>Словарь без заставки=0x216AB180</text:p>
          </table:table-cell>
          <table:table-cell office:value-type="string">
            <text:p>Игры и приложения=0x211F0D28</text:p>
          </table:table-cell>
          <table:table-cell office:value-type="string">
            <text:p>Диктофон=0x207E7F6C</text:p>
          </table:table-cell>
          <table:table-cell office:value-type="string">
            <text:p>BlueTooth Активировать=0x219BA108</text:p>
          </table:table-cell>
          <table:table-cell office:value-type="string">
            <text:p>BlueTooth Активировать/Деактивировать=0x207FA95C</text:p>
          </table:table-cell>
          <table:table-cell office:value-type="string">
            <text:p>BlueTooth Мои устройства=0x20742E5C</text:p>
          </table:table-cell>
          <table:table-cell office:value-type="string">
            <text:p>Bluetooth Настройки=0x20BFD680</text:p>
          </table:table-cell>
          <table:table-cell office:value-type="string">
            <text:p>BlueTooth Список услуг=0x2109559C</text:p>
          </table:table-cell>
          <table:table-cell office:value-type="string">
            <text:p>Таймер=0x20D3CD8C</text:p>
          </table:table-cell>
          <table:table-cell office:value-type="string">
            <text:p>Секундомер=0x207ED0D0</text:p>
          </table:table-cell>
          <table:table-cell office:value-type="string">
            <text:p>Будильник=0x20D3BD1C</text:p>
          </table:table-cell>
          <table:table-cell office:value-type="string">
            <text:p>Настройки (Меню)=0x2163CC84</text:p>
          </table:table-cell>
          <table:table-cell office:value-type="string">
            <text:p>Настр. Диспетчер сим-карт=0x211B4660</text:p>
          </table:table-cell>
          <table:table-cell office:value-type="string">
            <text:p>Настр. Профили=0x203103CC</text:p>
          </table:table-cell>
          <table:table-cell office:value-type="string">
            <text:p>Настр. Дисплей и подсветка=0x20D24FB0</text:p>
          </table:table-cell>
          <table:table-cell office:value-type="string">
            <text:p>Настр. Яркость дисплея=0x21639194</text:p>
          </table:table-cell>
          <table:table-cell office:value-type="string">
            <text:p>Настр. Время и дата=0x211DBCFC</text:p>
          </table:table-cell>
          <table:table-cell office:value-type="string">
            <text:p>Настр. Телефон=0x21A425A0</text:p>
          </table:table-cell>
          <table:table-cell office:value-type="string">
            <text:p>Настр. Приложения=0x211B6DA8</text:p>
          </table:table-cell>
          <table:table-cell office:value-type="string">
            <text:p>Настр. Безопасность=0x2030E3FC</text:p>
          </table:table-cell>
          <table:table-cell office:value-type="string">
            <text:p>Настр. Сеть=0x207CBB28</text:p>
          </table:table-cell>
          <table:table-cell office:value-type="string">
            <text:p>Настр. Подключение к ПК=0x211B6B00</text:p>
          </table:table-cell>
          <table:table-cell office:value-type="string">
            <text:p>Настр. Память=0x21639418</text:p>
          </table:table-cell>
          <table:table-cell office:value-type="string">
            <text:p>Голосовая почта=0x20295034</text:p>
          </table:table-cell>
          <table:table-cell office:value-type="string">
            <text:p>Блок.клавиатуры=0x2079A3F0</text:p>
          </table:table-cell>
          <table:table-cell office:value-type="string">
            <text:p>Бесшумный режим вкл/выкл=0x211B647C</text:p>
          </table:table-cell>
          <table:table-cell office:value-type="string">
            <text:p>Сведения о телефоне=0x2031225C</text:p>
          </table:table-cell>
          <table:table-cell office:value-type="string">
            <text:p>Перезагрузка=0x20D22524</text:p>
          </table:table-cell>
          <table:table-cell office:value-type="string">
            <text:p>2:9-(оставить быстрый набор)=0xFFFFFFFF</text:p>
          </table:table-cell>
          <table:table-cell office:value-type="string">
            <text:p>Нет действия=0x00000000</text:p>
          </table:table-cell>
          <table:table-cell office:value-type="string">
            <text:p>Фонарь(нужен патч)=0x207F8B48</text:p>
          </table:table-cell>
          <table:table-cell office:value-type="string">
            <text:p>Talker (нужен патч)=0x207F6B70</text:p>
          </table:table-cell>
          <table:table-cell office:value-type="string">
            <text:p>Экстра-инфо (нужен патч)=0x207FAABC</text:p>
          </table:table-cell>
        </table:table-row>
      </table:table>
      <table:table table:name="Sheet2" table:style-name="ta1">
        <table:table-column table:style-name="co5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ByTuman.A1:ByTuman.E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18.09.2011</text:date>, <text:time>02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8T00:10:32.26</meta:creation-date>
    <dc:date>2011-09-18T00:21:52.93</dc:date>
    <meta:editing-duration>PT11M22S</meta:editing-duration>
    <meta:editing-cycles>1</meta:editing-cycles>
    <meta:generator>LibreOffice/3.4$Win32 LibreOffice_project/340m1$Build-302</meta:generator>
    <meta:document-statistic meta:table-count="5" meta:cell-count="689" meta:object-count="0"/>
  </office:meta>
</office:document-meta>
</file>